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19pt"/>
    </style:style>
    <style:style style:name="co4" style:family="table-column">
      <style:table-column-properties fo:break-before="auto" style:column-width="14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hashtag all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htag Unique</text:p>
          </table:table-cell>
          <table:table-cell table:number-columns-repeated="2"/>
          <table:table-cell office:value-type="string" calcext:value-type="string">
            <text:p>Hashta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string" calcext:value-type="string">
            <text:p>ChainLapel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2];[.B$1:.B$1048576])" office:value-type="float" office:value="58" calcext:value-type="float">
            <text:p>58</text:p>
          </table:table-cell>
          <table:table-cell table:style-name="ce1"/>
          <table:table-cell office:value-type="string" calcext:value-type="string">
            <text:p>job</text:p>
          </table:table-cell>
          <table:table-cell table:formula="of:=SUMIFS([.$B$1:.$B$1048576];[.$A$1:.$A$1048576];[.$I2];[.$C$1:.$C$1048576];[.J$1])" office:value-type="float" office:value="14" calcext:value-type="float">
            <text:p>14</text:p>
          </table:table-cell>
          <table:table-cell table:formula="of:=SUMIFS([.$B$1:.$B$1048576];[.$A$1:.$A$1048576];[.$I2];[.$C$1:.$C$1048576];[.K$1])" office:value-type="float" office:value="7" calcext:value-type="float">
            <text:p>7</text:p>
          </table:table-cell>
          <table:table-cell table:formula="of:=SUMIFS([.$B$1:.$B$1048576];[.$A$1:.$A$1048576];[.$I2];[.$C$1:.$C$1048576];[.L$1])" office:value-type="float" office:value="10" calcext:value-type="float">
            <text:p>10</text:p>
          </table:table-cell>
          <table:table-cell table:formula="of:=SUMIFS([.$B$1:.$B$1048576];[.$A$1:.$A$1048576];[.$I2];[.$C$1:.$C$1048576];[.M$1])" office:value-type="float" office:value="7" calcext:value-type="float">
            <text:p>7</text:p>
          </table:table-cell>
          <table:table-cell table:formula="of:=SUMIFS([.$B$1:.$B$1048576];[.$A$1:.$A$1048576];[.$I2];[.$C$1:.$C$1048576];[.N$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yledbychi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3];[.B$1:.B$1048576])" office:value-type="float" office:value="58" calcext:value-type="float">
            <text:p>58</text:p>
          </table:table-cell>
          <table:table-cell/>
          <table:table-cell office:value-type="string" calcext:value-type="string">
            <text:p>Job</text:p>
          </table:table-cell>
          <table:table-cell table:formula="of:=SUMIFS([.$B$1:.$B$1048576];[.$A$1:.$A$1048576];[.$I3];[.$C$1:.$C$1048576];[.J$1])" office:value-type="float" office:value="14" calcext:value-type="float">
            <text:p>14</text:p>
          </table:table-cell>
          <table:table-cell table:formula="of:=SUMIFS([.$B$1:.$B$1048576];[.$A$1:.$A$1048576];[.$I3];[.$C$1:.$C$1048576];[.K$1])" office:value-type="float" office:value="7" calcext:value-type="float">
            <text:p>7</text:p>
          </table:table-cell>
          <table:table-cell table:formula="of:=SUMIFS([.$B$1:.$B$1048576];[.$A$1:.$A$1048576];[.$I3];[.$C$1:.$C$1048576];[.L$1])" office:value-type="float" office:value="10" calcext:value-type="float">
            <text:p>10</text:p>
          </table:table-cell>
          <table:table-cell table:formula="of:=SUMIFS([.$B$1:.$B$1048576];[.$A$1:.$A$1048576];[.$I3];[.$C$1:.$C$1048576];[.M$1])" office:value-type="float" office:value="7" calcext:value-type="float">
            <text:p>7</text:p>
          </table:table-cell>
          <table:table-cell table:formula="of:=SUMIFS([.$B$1:.$B$1048576];[.$A$1:.$A$1048576];[.$I3];[.$C$1:.$C$1048576];[.N$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imagebychi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4];[.B$1:.B$1048576])" office:value-type="float" office:value="52" calcext:value-type="float">
            <text:p>52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4];[.$C$1:.$C$1048576];[.J$1])" office:value-type="float" office:value="13" calcext:value-type="float">
            <text:p>13</text:p>
          </table:table-cell>
          <table:table-cell table:formula="of:=SUMIFS([.$B$1:.$B$1048576];[.$A$1:.$A$1048576];[.$I4];[.$C$1:.$C$1048576];[.K$1])" office:value-type="float" office:value="7" calcext:value-type="float">
            <text:p>7</text:p>
          </table:table-cell>
          <table:table-cell table:formula="of:=SUMIFS([.$B$1:.$B$1048576];[.$A$1:.$A$1048576];[.$I4];[.$C$1:.$C$1048576];[.L$1])" office:value-type="float" office:value="9" calcext:value-type="float">
            <text:p>9</text:p>
          </table:table-cell>
          <table:table-cell table:formula="of:=SUMIFS([.$B$1:.$B$1048576];[.$A$1:.$A$1048576];[.$I4];[.$C$1:.$C$1048576];[.M$1])" office:value-type="float" office:value="6" calcext:value-type="float">
            <text:p>6</text:p>
          </table:table-cell>
          <table:table-cell table:formula="of:=SUMIFS([.$B$1:.$B$1048576];[.$A$1:.$A$1048576];[.$I4];[.$C$1:.$C$1048576];[.N$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pple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5];[.B$1:.B$1048576])" office:value-type="float" office:value="52" calcext:value-type="float">
            <text:p>52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5];[.$C$1:.$C$1048576];[.J$1])" office:value-type="float" office:value="13" calcext:value-type="float">
            <text:p>13</text:p>
          </table:table-cell>
          <table:table-cell table:formula="of:=SUMIFS([.$B$1:.$B$1048576];[.$A$1:.$A$1048576];[.$I5];[.$C$1:.$C$1048576];[.K$1])" office:value-type="float" office:value="7" calcext:value-type="float">
            <text:p>7</text:p>
          </table:table-cell>
          <table:table-cell table:formula="of:=SUMIFS([.$B$1:.$B$1048576];[.$A$1:.$A$1048576];[.$I5];[.$C$1:.$C$1048576];[.L$1])" office:value-type="float" office:value="9" calcext:value-type="float">
            <text:p>9</text:p>
          </table:table-cell>
          <table:table-cell table:formula="of:=SUMIFS([.$B$1:.$B$1048576];[.$A$1:.$A$1048576];[.$I5];[.$C$1:.$C$1048576];[.M$1])" office:value-type="float" office:value="6" calcext:value-type="float">
            <text:p>6</text:p>
          </table:table-cell>
          <table:table-cell table:formula="of:=SUMIFS([.$B$1:.$B$1048576];[.$A$1:.$A$1048576];[.$I5];[.$C$1:.$C$1048576];[.N$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aritiesF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reerArc</text:p>
          </table:table-cell>
          <table:table-cell table:formula="of:=SUMIF([.A$1:.A$1048576];[.F6];[.B$1:.B$1048576])" office:value-type="float" office:value="31" calcext:value-type="float">
            <text:p>31</text:p>
          </table:table-cell>
          <table:table-cell/>
          <table:table-cell office:value-type="string" calcext:value-type="string">
            <text:p>CareerArc</text:p>
          </table:table-cell>
          <table:table-cell table:formula="of:=SUMIFS([.$B$1:.$B$1048576];[.$A$1:.$A$1048576];[.$I6];[.$C$1:.$C$1048576];[.J$1])" office:value-type="float" office:value="6" calcext:value-type="float">
            <text:p>6</text:p>
          </table:table-cell>
          <table:table-cell table:formula="of:=SUMIFS([.$B$1:.$B$1048576];[.$A$1:.$A$1048576];[.$I6];[.$C$1:.$C$1048576];[.K$1])" office:value-type="float" office:value="4" calcext:value-type="float">
            <text:p>4</text:p>
          </table:table-cell>
          <table:table-cell table:formula="of:=SUMIFS([.$B$1:.$B$1048576];[.$A$1:.$A$1048576];[.$I6];[.$C$1:.$C$1048576];[.L$1])" office:value-type="float" office:value="6" calcext:value-type="float">
            <text:p>6</text:p>
          </table:table-cell>
          <table:table-cell table:formula="of:=SUMIFS([.$B$1:.$B$1048576];[.$A$1:.$A$1048576];[.$I6];[.$C$1:.$C$1048576];[.M$1])" office:value-type="float" office:value="5" calcext:value-type="float">
            <text:p>5</text:p>
          </table:table-cell>
          <table:table-cell table:formula="of:=SUMIFS([.$B$1:.$B$1048576];[.$A$1:.$A$1048576];[.$I6];[.$C$1:.$C$1048576];[.N$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taly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7];[.B$1:.B$1048576])" office:value-type="float" office:value="30" calcext:value-type="float">
            <text:p>30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7];[.$C$1:.$C$1048576];[.J$1])" office:value-type="float" office:value="9" calcext:value-type="float">
            <text:p>9</text:p>
          </table:table-cell>
          <table:table-cell table:formula="of:=SUMIFS([.$B$1:.$B$1048576];[.$A$1:.$A$1048576];[.$I7];[.$C$1:.$C$1048576];[.K$1])" office:value-type="float" office:value="4" calcext:value-type="float">
            <text:p>4</text:p>
          </table:table-cell>
          <table:table-cell table:formula="of:=SUMIFS([.$B$1:.$B$1048576];[.$A$1:.$A$1048576];[.$I7];[.$C$1:.$C$1048576];[.L$1])" office:value-type="float" office:value="5" calcext:value-type="float">
            <text:p>5</text:p>
          </table:table-cell>
          <table:table-cell table:formula="of:=SUMIFS([.$B$1:.$B$1048576];[.$A$1:.$A$1048576];[.$I7];[.$C$1:.$C$1048576];[.M$1])" office:value-type="float" office:value="3" calcext:value-type="float">
            <text:p>3</text:p>
          </table:table-cell>
          <table:table-cell table:formula="of:=SUMIFS([.$B$1:.$B$1048576];[.$A$1:.$A$1048576];[.$I7];[.$C$1:.$C$1048576];[.N$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8];[.B$1:.B$1048576])" office:value-type="float" office:value="9" calcext:value-type="float">
            <text:p>9</text:p>
          </table:table-cell>
          <table:table-cell/>
          <table:table-cell office:value-type="string" calcext:value-type="string">
            <text:p>Chicago</text:p>
          </table:table-cell>
          <table:table-cell table:formula="of:=SUMIFS([.$B$1:.$B$1048576];[.$A$1:.$A$1048576];[.$I8];[.$C$1:.$C$1048576];[.J$1])" office:value-type="float" office:value="9" calcext:value-type="float">
            <text:p>9</text:p>
          </table:table-cell>
          <table:table-cell table:formula="of:=SUMIFS([.$B$1:.$B$1048576];[.$A$1:.$A$1048576];[.$I8];[.$C$1:.$C$1048576];[.K$1])" office:value-type="float" office:value="0" calcext:value-type="float">
            <text:p>0</text:p>
          </table:table-cell>
          <table:table-cell table:formula="of:=SUMIFS([.$B$1:.$B$1048576];[.$A$1:.$A$1048576];[.$I8];[.$C$1:.$C$1048576];[.L$1])" office:value-type="float" office:value="0" calcext:value-type="float">
            <text:p>0</text:p>
          </table:table-cell>
          <table:table-cell table:formula="of:=SUMIFS([.$B$1:.$B$1048576];[.$A$1:.$A$1048576];[.$I8];[.$C$1:.$C$1048576];[.M$1])" office:value-type="float" office:value="0" calcext:value-type="float">
            <text:p>0</text:p>
          </table:table-cell>
          <table:table-cell table:formula="of:=SUMIFS([.$B$1:.$B$1048576];[.$A$1:.$A$1048576];[.$I8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smoustache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tail</text:p>
          </table:table-cell>
          <table:table-cell table:formula="of:=SUMIF([.A$1:.A$1048576];[.F9];[.B$1:.B$1048576])" office:value-type="float" office:value="9" calcext:value-type="float">
            <text:p>9</text:p>
          </table:table-cell>
          <table:table-cell/>
          <table:table-cell office:value-type="string" calcext:value-type="string">
            <text:p>Retail</text:p>
          </table:table-cell>
          <table:table-cell table:formula="of:=SUMIFS([.$B$1:.$B$1048576];[.$A$1:.$A$1048576];[.$I9];[.$C$1:.$C$1048576];[.J$1])" office:value-type="float" office:value="2" calcext:value-type="float">
            <text:p>2</text:p>
          </table:table-cell>
          <table:table-cell table:formula="of:=SUMIFS([.$B$1:.$B$1048576];[.$A$1:.$A$1048576];[.$I9];[.$C$1:.$C$1048576];[.K$1])" office:value-type="float" office:value="1" calcext:value-type="float">
            <text:p>1</text:p>
          </table:table-cell>
          <table:table-cell table:formula="of:=SUMIFS([.$B$1:.$B$1048576];[.$A$1:.$A$1048576];[.$I9];[.$C$1:.$C$1048576];[.L$1])" office:value-type="float" office:value="1" calcext:value-type="float">
            <text:p>1</text:p>
          </table:table-cell>
          <table:table-cell table:formula="of:=SUMIFS([.$B$1:.$B$1048576];[.$A$1:.$A$1048576];[.$I9];[.$C$1:.$C$1048576];[.M$1])" office:value-type="float" office:value="2" calcext:value-type="float">
            <text:p>2</text:p>
          </table:table-cell>
          <table:table-cell table:formula="of:=SUMIFS([.$B$1:.$B$1048576];[.$A$1:.$A$1048576];[.$I9];[.$C$1:.$C$1048576];[.N$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ember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10];[.B$1:.B$1048576])" office:value-type="float" office:value="9" calcext:value-type="float">
            <text:p>9</text:p>
          </table:table-cell>
          <table:table-cell/>
          <table:table-cell office:value-type="string" calcext:value-type="string">
            <text:p>NewYork</text:p>
          </table:table-cell>
          <table:table-cell table:formula="of:=SUMIFS([.$B$1:.$B$1048576];[.$A$1:.$A$1048576];[.$I10];[.$C$1:.$C$1048576];[.J$1])" office:value-type="float" office:value="0" calcext:value-type="float">
            <text:p>0</text:p>
          </table:table-cell>
          <table:table-cell table:formula="of:=SUMIFS([.$B$1:.$B$1048576];[.$A$1:.$A$1048576];[.$I10];[.$C$1:.$C$1048576];[.K$1])" office:value-type="float" office:value="0" calcext:value-type="float">
            <text:p>0</text:p>
          </table:table-cell>
          <table:table-cell table:formula="of:=SUMIFS([.$B$1:.$B$1048576];[.$A$1:.$A$1048576];[.$I10];[.$C$1:.$C$1048576];[.L$1])" office:value-type="float" office:value="0" calcext:value-type="float">
            <text:p>0</text:p>
          </table:table-cell>
          <table:table-cell table:formula="of:=SUMIFS([.$B$1:.$B$1048576];[.$A$1:.$A$1048576];[.$I10];[.$C$1:.$C$1048576];[.M$1])" office:value-type="float" office:value="0" calcext:value-type="float">
            <text:p>0</text:p>
          </table:table-cell>
          <table:table-cell table:formula="of:=SUMIFS([.$B$1:.$B$1048576];[.$A$1:.$A$1048576];[.$I10];[.$C$1:.$C$1048576];[.N$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azz</text:p>
          </table:table-cell>
          <table:table-cell table:formula="of:=SUMIF([.A$1:.A$1048576];[.F11];[.B$1:.B$1048576])" office:value-type="float" office:value="9" calcext:value-type="float">
            <text:p>9</text:p>
          </table:table-cell>
          <table:table-cell/>
          <table:table-cell office:value-type="string" calcext:value-type="string">
            <text:p>Jazz</text:p>
          </table:table-cell>
          <table:table-cell table:formula="of:=SUMIFS([.$B$1:.$B$1048576];[.$A$1:.$A$1048576];[.$I11];[.$C$1:.$C$1048576];[.J$1])" office:value-type="float" office:value="0" calcext:value-type="float">
            <text:p>0</text:p>
          </table:table-cell>
          <table:table-cell table:formula="of:=SUMIFS([.$B$1:.$B$1048576];[.$A$1:.$A$1048576];[.$I11];[.$C$1:.$C$1048576];[.K$1])" office:value-type="float" office:value="0" calcext:value-type="float">
            <text:p>0</text:p>
          </table:table-cell>
          <table:table-cell table:formula="of:=SUMIFS([.$B$1:.$B$1048576];[.$A$1:.$A$1048576];[.$I11];[.$C$1:.$C$1048576];[.L$1])" office:value-type="float" office:value="0" calcext:value-type="float">
            <text:p>0</text:p>
          </table:table-cell>
          <table:table-cell table:formula="of:=SUMIFS([.$B$1:.$B$1048576];[.$A$1:.$A$1048576];[.$I11];[.$C$1:.$C$1048576];[.M$1])" office:value-type="float" office:value="0" calcext:value-type="float">
            <text:p>0</text:p>
          </table:table-cell>
          <table:table-cell table:formula="of:=SUMIFS([.$B$1:.$B$1048576];[.$A$1:.$A$1048576];[.$I11];[.$C$1:.$C$1048576];[.N$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reersAt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orldmusic</text:p>
          </table:table-cell>
          <table:table-cell table:formula="of:=SUMIF([.A$1:.A$1048576];[.F12];[.B$1:.B$1048576])" office:value-type="float" office:value="9" calcext:value-type="float">
            <text:p>9</text:p>
          </table:table-cell>
          <table:table-cell/>
          <table:table-cell office:value-type="string" calcext:value-type="string">
            <text:p>worldmusic</text:p>
          </table:table-cell>
          <table:table-cell table:formula="of:=SUMIFS([.$B$1:.$B$1048576];[.$A$1:.$A$1048576];[.$I12];[.$C$1:.$C$1048576];[.J$1])" office:value-type="float" office:value="0" calcext:value-type="float">
            <text:p>0</text:p>
          </table:table-cell>
          <table:table-cell table:formula="of:=SUMIFS([.$B$1:.$B$1048576];[.$A$1:.$A$1048576];[.$I12];[.$C$1:.$C$1048576];[.K$1])" office:value-type="float" office:value="0" calcext:value-type="float">
            <text:p>0</text:p>
          </table:table-cell>
          <table:table-cell table:formula="of:=SUMIFS([.$B$1:.$B$1048576];[.$A$1:.$A$1048576];[.$I12];[.$C$1:.$C$1048576];[.L$1])" office:value-type="float" office:value="0" calcext:value-type="float">
            <text:p>0</text:p>
          </table:table-cell>
          <table:table-cell table:formula="of:=SUMIFS([.$B$1:.$B$1048576];[.$A$1:.$A$1048576];[.$I12];[.$C$1:.$C$1048576];[.M$1])" office:value-type="float" office:value="0" calcext:value-type="float">
            <text:p>0</text:p>
          </table:table-cell>
          <table:table-cell table:formula="of:=SUMIFS([.$B$1:.$B$1048576];[.$A$1:.$A$1048576];[.$I12];[.$C$1:.$C$1048576];[.N$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feAt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uitarist</text:p>
          </table:table-cell>
          <table:table-cell table:formula="of:=SUMIF([.A$1:.A$1048576];[.F13];[.B$1:.B$1048576])" office:value-type="float" office:value="9" calcext:value-type="float">
            <text:p>9</text:p>
          </table:table-cell>
          <table:table-cell/>
          <table:table-cell office:value-type="string" calcext:value-type="string">
            <text:p>guitarist</text:p>
          </table:table-cell>
          <table:table-cell table:formula="of:=SUMIFS([.$B$1:.$B$1048576];[.$A$1:.$A$1048576];[.$I13];[.$C$1:.$C$1048576];[.J$1])" office:value-type="float" office:value="0" calcext:value-type="float">
            <text:p>0</text:p>
          </table:table-cell>
          <table:table-cell table:formula="of:=SUMIFS([.$B$1:.$B$1048576];[.$A$1:.$A$1048576];[.$I13];[.$C$1:.$C$1048576];[.K$1])" office:value-type="float" office:value="0" calcext:value-type="float">
            <text:p>0</text:p>
          </table:table-cell>
          <table:table-cell table:formula="of:=SUMIFS([.$B$1:.$B$1048576];[.$A$1:.$A$1048576];[.$I13];[.$C$1:.$C$1048576];[.L$1])" office:value-type="float" office:value="0" calcext:value-type="float">
            <text:p>0</text:p>
          </table:table-cell>
          <table:table-cell table:formula="of:=SUMIFS([.$B$1:.$B$1048576];[.$A$1:.$A$1048576];[.$I13];[.$C$1:.$C$1048576];[.M$1])" office:value-type="float" office:value="0" calcext:value-type="float">
            <text:p>0</text:p>
          </table:table-cell>
          <table:table-cell table:formula="of:=SUMIFS([.$B$1:.$B$1048576];[.$A$1:.$A$1048576];[.$I13];[.$C$1:.$C$1048576];[.N$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pen7DaysAWeek</text:p>
          </table:table-cell>
          <table:table-cell table:formula="of:=SUMIF([.A$1:.A$1048576];[.F14];[.B$1:.B$1048576])" office:value-type="float" office:value="8" calcext:value-type="float">
            <text:p>8</text:p>
          </table:table-cell>
          <table:table-cell/>
          <table:table-cell office:value-type="string" calcext:value-type="string">
            <text:p>Open7DaysAWeek</text:p>
          </table:table-cell>
          <table:table-cell table:formula="of:=SUMIFS([.$B$1:.$B$1048576];[.$A$1:.$A$1048576];[.$I14];[.$C$1:.$C$1048576];[.J$1])" office:value-type="float" office:value="0" calcext:value-type="float">
            <text:p>0</text:p>
          </table:table-cell>
          <table:table-cell table:formula="of:=SUMIFS([.$B$1:.$B$1048576];[.$A$1:.$A$1048576];[.$I14];[.$C$1:.$C$1048576];[.K$1])" office:value-type="float" office:value="8" calcext:value-type="float">
            <text:p>8</text:p>
          </table:table-cell>
          <table:table-cell table:formula="of:=SUMIFS([.$B$1:.$B$1048576];[.$A$1:.$A$1048576];[.$I14];[.$C$1:.$C$1048576];[.L$1])" office:value-type="float" office:value="0" calcext:value-type="float">
            <text:p>0</text:p>
          </table:table-cell>
          <table:table-cell table:formula="of:=SUMIFS([.$B$1:.$B$1048576];[.$A$1:.$A$1048576];[.$I14];[.$C$1:.$C$1048576];[.M$1])" office:value-type="float" office:value="0" calcext:value-type="float">
            <text:p>0</text:p>
          </table:table-cell>
          <table:table-cell table:formula="of:=SUMIFS([.$B$1:.$B$1048576];[.$A$1:.$A$1048576];[.$I14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TakeAllMajorCreditCards</text:p>
          </table:table-cell>
          <table:table-cell table:formula="of:=SUMIF([.A$1:.A$1048576];[.F15];[.B$1:.B$1048576])" office:value-type="float" office:value="8" calcext:value-type="float">
            <text:p>8</text:p>
          </table:table-cell>
          <table:table-cell/>
          <table:table-cell office:value-type="string" calcext:value-type="string">
            <text:p>ITakeAllMajorCreditCards</text:p>
          </table:table-cell>
          <table:table-cell table:formula="of:=SUMIFS([.$B$1:.$B$1048576];[.$A$1:.$A$1048576];[.$I15];[.$C$1:.$C$1048576];[.J$1])" office:value-type="float" office:value="0" calcext:value-type="float">
            <text:p>0</text:p>
          </table:table-cell>
          <table:table-cell table:formula="of:=SUMIFS([.$B$1:.$B$1048576];[.$A$1:.$A$1048576];[.$I15];[.$C$1:.$C$1048576];[.K$1])" office:value-type="float" office:value="8" calcext:value-type="float">
            <text:p>8</text:p>
          </table:table-cell>
          <table:table-cell table:formula="of:=SUMIFS([.$B$1:.$B$1048576];[.$A$1:.$A$1048576];[.$I15];[.$C$1:.$C$1048576];[.L$1])" office:value-type="float" office:value="0" calcext:value-type="float">
            <text:p>0</text:p>
          </table:table-cell>
          <table:table-cell table:formula="of:=SUMIFS([.$B$1:.$B$1048576];[.$A$1:.$A$1048576];[.$I15];[.$C$1:.$C$1048576];[.M$1])" office:value-type="float" office:value="0" calcext:value-type="float">
            <text:p>0</text:p>
          </table:table-cell>
          <table:table-cell table:formula="of:=SUMIFS([.$B$1:.$B$1048576];[.$A$1:.$A$1048576];[.$I15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ookWithBMESirJae</text:p>
          </table:table-cell>
          <table:table-cell table:formula="of:=SUMIF([.A$1:.A$1048576];[.F16];[.B$1:.B$1048576])" office:value-type="float" office:value="8" calcext:value-type="float">
            <text:p>8</text:p>
          </table:table-cell>
          <table:table-cell/>
          <table:table-cell office:value-type="string" calcext:value-type="string">
            <text:p>BookWithBMESirJae</text:p>
          </table:table-cell>
          <table:table-cell table:formula="of:=SUMIFS([.$B$1:.$B$1048576];[.$A$1:.$A$1048576];[.$I16];[.$C$1:.$C$1048576];[.J$1])" office:value-type="float" office:value="0" calcext:value-type="float">
            <text:p>0</text:p>
          </table:table-cell>
          <table:table-cell table:formula="of:=SUMIFS([.$B$1:.$B$1048576];[.$A$1:.$A$1048576];[.$I16];[.$C$1:.$C$1048576];[.K$1])" office:value-type="float" office:value="8" calcext:value-type="float">
            <text:p>8</text:p>
          </table:table-cell>
          <table:table-cell table:formula="of:=SUMIFS([.$B$1:.$B$1048576];[.$A$1:.$A$1048576];[.$I16];[.$C$1:.$C$1048576];[.L$1])" office:value-type="float" office:value="0" calcext:value-type="float">
            <text:p>0</text:p>
          </table:table-cell>
          <table:table-cell table:formula="of:=SUMIFS([.$B$1:.$B$1048576];[.$A$1:.$A$1048576];[.$I16];[.$C$1:.$C$1048576];[.M$1])" office:value-type="float" office:value="0" calcext:value-type="float">
            <text:p>0</text:p>
          </table:table-cell>
          <table:table-cell table:formula="of:=SUMIFS([.$B$1:.$B$1048576];[.$A$1:.$A$1048576];[.$I16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keYouAnAppointmentNow</text:p>
          </table:table-cell>
          <table:table-cell table:formula="of:=SUMIF([.A$1:.A$1048576];[.F17];[.B$1:.B$1048576])" office:value-type="float" office:value="8" calcext:value-type="float">
            <text:p>8</text:p>
          </table:table-cell>
          <table:table-cell/>
          <table:table-cell office:value-type="string" calcext:value-type="string">
            <text:p>MakeYouAnAppointmentNow</text:p>
          </table:table-cell>
          <table:table-cell table:formula="of:=SUMIFS([.$B$1:.$B$1048576];[.$A$1:.$A$1048576];[.$I17];[.$C$1:.$C$1048576];[.J$1])" office:value-type="float" office:value="0" calcext:value-type="float">
            <text:p>0</text:p>
          </table:table-cell>
          <table:table-cell table:formula="of:=SUMIFS([.$B$1:.$B$1048576];[.$A$1:.$A$1048576];[.$I17];[.$C$1:.$C$1048576];[.K$1])" office:value-type="float" office:value="8" calcext:value-type="float">
            <text:p>8</text:p>
          </table:table-cell>
          <table:table-cell table:formula="of:=SUMIFS([.$B$1:.$B$1048576];[.$A$1:.$A$1048576];[.$I17];[.$C$1:.$C$1048576];[.L$1])" office:value-type="float" office:value="0" calcext:value-type="float">
            <text:p>0</text:p>
          </table:table-cell>
          <table:table-cell table:formula="of:=SUMIFS([.$B$1:.$B$1048576];[.$A$1:.$A$1048576];[.$I17];[.$C$1:.$C$1048576];[.M$1])" office:value-type="float" office:value="0" calcext:value-type="float">
            <text:p>0</text:p>
          </table:table-cell>
          <table:table-cell table:formula="of:=SUMIFS([.$B$1:.$B$1048576];[.$A$1:.$A$1048576];[.$I17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18];[.B$1:.B$1048576])" office:value-type="float" office:value="8" calcext:value-type="float">
            <text:p>8</text:p>
          </table:table-cell>
          <table:table-cell/>
          <table:table-cell office:value-type="string" calcext:value-type="string">
            <text:p>nyc</text:p>
          </table:table-cell>
          <table:table-cell table:formula="of:=SUMIFS([.$B$1:.$B$1048576];[.$A$1:.$A$1048576];[.$I18];[.$C$1:.$C$1048576];[.J$1])" office:value-type="float" office:value="0" calcext:value-type="float">
            <text:p>0</text:p>
          </table:table-cell>
          <table:table-cell table:formula="of:=SUMIFS([.$B$1:.$B$1048576];[.$A$1:.$A$1048576];[.$I18];[.$C$1:.$C$1048576];[.K$1])" office:value-type="float" office:value="0" calcext:value-type="float">
            <text:p>0</text:p>
          </table:table-cell>
          <table:table-cell table:formula="of:=SUMIFS([.$B$1:.$B$1048576];[.$A$1:.$A$1048576];[.$I18];[.$C$1:.$C$1048576];[.L$1])" office:value-type="float" office:value="0" calcext:value-type="float">
            <text:p>0</text:p>
          </table:table-cell>
          <table:table-cell table:formula="of:=SUMIFS([.$B$1:.$B$1048576];[.$A$1:.$A$1048576];[.$I18];[.$C$1:.$C$1048576];[.M$1])" office:value-type="float" office:value="0" calcext:value-type="float">
            <text:p>0</text:p>
          </table:table-cell>
          <table:table-cell table:formula="of:=SUMIFS([.$B$1:.$B$1048576];[.$A$1:.$A$1048576];[.$I18];[.$C$1:.$C$1048576];[.N$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ursing</text:p>
          </table:table-cell>
          <table:table-cell table:formula="of:=SUMIF([.A$1:.A$1048576];[.F19];[.B$1:.B$1048576])" office:value-type="float" office:value="7" calcext:value-type="float">
            <text:p>7</text:p>
          </table:table-cell>
          <table:table-cell/>
          <table:table-cell office:value-type="string" calcext:value-type="string">
            <text:p>Nursing</text:p>
          </table:table-cell>
          <table:table-cell table:formula="of:=SUMIFS([.$B$1:.$B$1048576];[.$A$1:.$A$1048576];[.$I19];[.$C$1:.$C$1048576];[.J$1])" office:value-type="float" office:value="2" calcext:value-type="float">
            <text:p>2</text:p>
          </table:table-cell>
          <table:table-cell table:formula="of:=SUMIFS([.$B$1:.$B$1048576];[.$A$1:.$A$1048576];[.$I19];[.$C$1:.$C$1048576];[.K$1])" office:value-type="float" office:value="1" calcext:value-type="float">
            <text:p>1</text:p>
          </table:table-cell>
          <table:table-cell table:formula="of:=SUMIFS([.$B$1:.$B$1048576];[.$A$1:.$A$1048576];[.$I19];[.$C$1:.$C$1048576];[.L$1])" office:value-type="float" office:value="3" calcext:value-type="float">
            <text:p>3</text:p>
          </table:table-cell>
          <table:table-cell table:formula="of:=SUMIFS([.$B$1:.$B$1048576];[.$A$1:.$A$1048576];[.$I19];[.$C$1:.$C$1048576];[.M$1])" office:value-type="float" office:value="1" calcext:value-type="float">
            <text:p>1</text:p>
          </table:table-cell>
          <table:table-cell table:formula="of:=SUMIFS([.$B$1:.$B$1048576];[.$A$1:.$A$1048576];[.$I19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ospitality</text:p>
          </table:table-cell>
          <table:table-cell table:formula="of:=SUMIF([.A$1:.A$1048576];[.F20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plyCh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JBJovemDoAnoLuanSantana</text:p>
          </table:table-cell>
          <table:table-cell table:formula="of:=SUMIF([.A$1:.A$1048576];[.F21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IAMI</text:p>
          </table:table-cell>
          <table:table-cell table:formula="of:=SUMIF([.A$1:.A$1048576];[.F22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ales</text:p>
          </table:table-cell>
          <table:table-cell table:formula="of:=SUMIF([.A$1:.A$1048576];[.F23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Joh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uertoVallarta</text:p>
          </table:table-cell>
          <table:table-cell table:formula="of:=SUMIF([.A$1:.A$1048576];[.F24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ndo</text:p>
          </table:table-cell>
          <table:table-cell table:formula="of:=SUMIF([.A$1:.A$1048576];[.F25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bCanFix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nta</text:p>
          </table:table-cell>
          <table:table-cell table:formula="of:=SUMIF([.A$1:.A$1048576];[.F26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inDeSemana</text:p>
          </table:table-cell>
          <table:table-cell table:formula="of:=SUMIF([.A$1:.A$1048576];[.F27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K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urismofamiliar</text:p>
          </table:table-cell>
          <table:table-cell table:formula="of:=SUMIF([.A$1:.A$1048576];[.F28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acaciones</text:p>
          </table:table-cell>
          <table:table-cell table:formula="of:=SUMIF([.A$1:.A$1048576];[.F29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zone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�xicoV�veloparacreerlo</text:p>
          </table:table-cell>
          <table:table-cell table:formula="of:=SUMIF([.A$1:.A$1048576];[.F30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ea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wportBeach</text:p>
          </table:table-cell>
          <table:table-cell table:formula="of:=SUMIF([.A$1:.A$1048576];[.F31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eterans</text:p>
          </table:table-cell>
          <table:table-cell table:formula="of:=SUMIF([.A$1:.A$1048576];[.F32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lloween</text:p>
          </table:table-cell>
          <table:table-cell table:formula="of:=SUMIF([.A$1:.A$1048576];[.F33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a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post</text:p>
          </table:table-cell>
          <table:table-cell table:formula="of:=SUMIF([.A$1:.A$1048576];[.F34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rt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lloween</text:p>
          </table:table-cell>
          <table:table-cell table:formula="of:=SUMIF([.A$1:.A$1048576];[.F35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avel</text:p>
          </table:table-cell>
          <table:table-cell table:formula="of:=SUMIF([.A$1:.A$1048576];[.F36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avel</text:p>
          </table:table-cell>
          <table:table-cell table:formula="of:=SUMIF([.A$1:.A$1048576];[.F37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WayneB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usinessMgmt</text:p>
          </table:table-cell>
          <table:table-cell table:formula="of:=SUMIF([.A$1:.A$1048576];[.F38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eoThera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lzone232</text:p>
          </table:table-cell>
          <table:table-cell table:formula="of:=SUMIF([.A$1:.A$1048576];[.F39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col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ealthcare</text:p>
          </table:table-cell>
          <table:table-cell table:formula="of:=SUMIF([.A$1:.A$1048576];[.F40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ssingmyguardianang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YR</text:p>
          </table:table-cell>
          <table:table-cell table:formula="of:=SUMIF([.A$1:.A$1048576];[.F41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allas</text:p>
          </table:table-cell>
          <table:table-cell table:formula="of:=SUMIF([.A$1:.A$1048576];[.F42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u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ondaymotivation</text:p>
          </table:table-cell>
          <table:table-cell table:formula="of:=SUMIF([.A$1:.A$1048576];[.F43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ease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ondayMotivation</text:p>
          </table:table-cell>
          <table:table-cell table:formula="of:=SUMIF([.A$1:.A$1048576];[.F44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lorida</text:p>
          </table:table-cell>
          <table:table-cell table:formula="of:=SUMIF([.A$1:.A$1048576];[.F45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Legal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V</text:p>
          </table:table-cell>
          <table:table-cell table:formula="of:=SUMIF([.A$1:.A$1048576];[.F46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stGlaz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ontgomery</text:p>
          </table:table-cell>
          <table:table-cell table:formula="of:=SUMIF([.A$1:.A$1048576];[.F4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LaBa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upplyChain</text:p>
          </table:table-cell>
          <table:table-cell table:formula="of:=SUMIF([.A$1:.A$1048576];[.F4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z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nterpreter</text:p>
          </table:table-cell>
          <table:table-cell table:formula="of:=SUMIF([.A$1:.A$1048576];[.F4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Mys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hare</text:p>
          </table:table-cell>
          <table:table-cell table:formula="of:=SUMIF([.A$1:.A$1048576];[.F5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rgessJenk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ebCanFixIt</text:p>
          </table:table-cell>
          <table:table-cell table:formula="of:=SUMIF([.A$1:.A$1048576];[.F5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reams</text:p>
          </table:table-cell>
          <table:table-cell table:formula="of:=SUMIF([.A$1:.A$1048576];[.F5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uldaWentTo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ife</text:p>
          </table:table-cell>
          <table:table-cell table:formula="of:=SUMIF([.A$1:.A$1048576];[.F5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epWorkingHourly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hortSkin</text:p>
          </table:table-cell>
          <table:table-cell table:formula="of:=SUMIF([.A$1:.A$1048576];[.F5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egal</text:p>
          </table:table-cell>
          <table:table-cell table:formula="of:=SUMIF([.A$1:.A$1048576];[.F5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ameLaBanda</text:p>
          </table:table-cell>
          <table:table-cell table:formula="of:=SUMIF([.A$1:.A$1048576];[.F5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dbl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urgessJenkins</text:p>
          </table:table-cell>
          <table:table-cell table:formula="of:=SUMIF([.A$1:.A$1048576];[.F5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ll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eanbanchet</text:p>
          </table:table-cell>
          <table:table-cell table:formula="of:=SUMIF([.A$1:.A$1048576];[.F5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ontunderst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eanbanchetawards</text:p>
          </table:table-cell>
          <table:table-cell table:formula="of:=SUMIF([.A$1:.A$1048576];[.F5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atsso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inance</text:p>
          </table:table-cell>
          <table:table-cell table:formula="of:=SUMIF([.A$1:.A$1048576];[.F6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more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oShaveNovember</text:p>
          </table:table-cell>
          <table:table-cell table:formula="of:=SUMIF([.A$1:.A$1048576];[.F6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liams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BSOLUTETRUTHPERMANENTLY</text:p>
          </table:table-cell>
          <table:table-cell table:formula="of:=SUMIF([.A$1:.A$1048576];[.F6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6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usicMonday</text:p>
          </table:table-cell>
          <table:table-cell table:formula="of:=SUMIF([.A$1:.A$1048576];[.F6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anbanch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ovember</text:p>
          </table:table-cell>
          <table:table-cell table:formula="of:=SUMIF([.A$1:.A$1048576];[.F6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anbanchetawa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entschat</text:p>
          </table:table-cell>
          <table:table-cell table:formula="of:=SUMIF([.A$1:.A$1048576];[.F6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l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tla</text:p>
          </table:table-cell>
          <table:table-cell table:formula="of:=SUMIF([.A$1:.A$1048576];[.F6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ife</text:p>
          </table:table-cell>
          <table:table-cell table:formula="of:=SUMIF([.A$1:.A$1048576];[.F6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shion</text:p>
          </table:table-cell>
          <table:table-cell table:formula="of:=SUMIF([.A$1:.A$1048576];[.F6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rlando</text:p>
          </table:table-cell>
          <table:table-cell table:formula="of:=SUMIF([.A$1:.A$1048576];[.F7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yingaco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MRE15</text:p>
          </table:table-cell>
          <table:table-cell table:formula="of:=SUMIF([.A$1:.A$1048576];[.F7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ag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unset</text:p>
          </table:table-cell>
          <table:table-cell table:formula="of:=SUMIF([.A$1:.A$1048576];[.F7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ome</text:p>
          </table:table-cell>
          <table:table-cell table:formula="of:=SUMIF([.A$1:.A$1048576];[.F7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ovember</text:p>
          </table:table-cell>
          <table:table-cell table:formula="of:=SUMIF([.A$1:.A$1048576];[.F7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y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earning2015</text:p>
          </table:table-cell>
          <table:table-cell table:formula="of:=SUMIF([.A$1:.A$1048576];[.F7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hortskin</text:p>
          </table:table-cell>
          <table:table-cell table:formula="of:=SUMIF([.A$1:.A$1048576];[.F7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rlpol</text:p>
          </table:table-cell>
          <table:table-cell table:formula="of:=SUMIF([.A$1:.A$1048576];[.F7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cso</text:p>
          </table:table-cell>
          <table:table-cell table:formula="of:=SUMIF([.A$1:.A$1048576];[.F7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lashback</text:p>
          </table:table-cell>
          <table:table-cell table:formula="of:=SUMIF([.A$1:.A$1048576];[.F7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oenhancements</text:p>
          </table:table-cell>
          <table:table-cell table:formula="of:=SUMIF([.A$1:.A$1048576];[.F8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odDo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de</text:p>
          </table:table-cell>
          <table:table-cell table:formula="of:=SUMIF([.A$1:.A$1048576];[.F8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at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lean</text:p>
          </table:table-cell>
          <table:table-cell table:formula="of:=SUMIF([.A$1:.A$1048576];[.F8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ircut</text:p>
          </table:table-cell>
          <table:table-cell table:formula="of:=SUMIF([.A$1:.A$1048576];[.F8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andaRic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barberpost</text:p>
          </table:table-cell>
          <table:table-cell table:formula="of:=SUMIF([.A$1:.A$1048576];[.F8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ope</text:p>
          </table:table-cell>
          <table:table-cell table:formula="of:=SUMIF([.A$1:.A$1048576];[.F8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ir</text:p>
          </table:table-cell>
          <table:table-cell table:formula="of:=SUMIF([.A$1:.A$1048576];[.F8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Welf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oodbridge</text:p>
          </table:table-cell>
          <table:table-cell table:formula="of:=SUMIF([.A$1:.A$1048576];[.F8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lm</text:p>
          </table:table-cell>
          <table:table-cell table:formula="of:=SUMIF([.A$1:.A$1048576];[.F8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athamny</text:p>
          </table:table-cell>
          <table:table-cell table:formula="of:=SUMIF([.A$1:.A$1048576];[.F8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YE</text:p>
          </table:table-cell>
          <table:table-cell table:formula="of:=SUMIF([.A$1:.A$1048576];[.F9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T</text:p>
          </table:table-cell>
          <table:table-cell table:formula="of:=SUMIF([.A$1:.A$1048576];[.F9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ertoVallar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lloween2015</text:p>
          </table:table-cell>
          <table:table-cell table:formula="of:=SUMIF([.A$1:.A$1048576];[.F9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lerical</text:p>
          </table:table-cell>
          <table:table-cell table:formula="of:=SUMIF([.A$1:.A$1048576];[.F9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anderlust</text:p>
          </table:table-cell>
          <table:table-cell table:formula="of:=SUMIF([.A$1:.A$1048576];[.F9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DeSem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shion</text:p>
          </table:table-cell>
          <table:table-cell table:formula="of:=SUMIF([.A$1:.A$1048576];[.F9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rismofamili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ooklyn</text:p>
          </table:table-cell>
          <table:table-cell table:formula="of:=SUMIF([.A$1:.A$1048576];[.F9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cio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ainLapelPin</text:p>
          </table:table-cell>
          <table:table-cell table:formula="of:=SUMIF([.A$1:.A$1048576];[.F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�xicoV�veloparacreer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yledbychité</text:p>
          </table:table-cell>
          <table:table-cell table:formula="of:=SUMIF([.A$1:.A$1048576];[.F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eimagebychinh</text:p>
          </table:table-cell>
          <table:table-cell table:formula="of:=SUMIF([.A$1:.A$1048576];[.F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pplewatch</text:p>
          </table:table-cell>
          <table:table-cell table:formula="of:=SUMIF([.A$1:.A$1048576];[.F1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Bellis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aritiesFine</text:p>
          </table:table-cell>
          <table:table-cell table:formula="of:=SUMIF([.A$1:.A$1048576];[.F1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italyDesign</text:p>
          </table:table-cell>
          <table:table-cell table:formula="of:=SUMIF([.A$1:.A$1048576];[.F1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ic</text:p>
          </table:table-cell>
          <table:table-cell table:formula="of:=SUMIF([.A$1:.A$1048576];[.F1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tsmoustachetime</text:p>
          </table:table-cell>
          <table:table-cell table:formula="of:=SUMIF([.A$1:.A$1048576];[.F1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ovember2015</text:p>
          </table:table-cell>
          <table:table-cell table:formula="of:=SUMIF([.A$1:.A$1048576];[.F1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reersAtTU</text:p>
          </table:table-cell>
          <table:table-cell table:formula="of:=SUMIF([.A$1:.A$1048576];[.F1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ifeAtTU</text:p>
          </table:table-cell>
          <table:table-cell table:formula="of:=SUMIF([.A$1:.A$1048576];[.F1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know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T</text:p>
          </table:table-cell>
          <table:table-cell table:formula="of:=SUMIF([.A$1:.A$1048576];[.F1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otyetpsycholog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Johns</text:p>
          </table:table-cell>
          <table:table-cell table:formula="of:=SUMIF([.A$1:.A$1048576];[.F1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q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KK</text:p>
          </table:table-cell>
          <table:table-cell table:formula="of:=SUMIF([.A$1:.A$1048576];[.F1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nonymous</text:p>
          </table:table-cell>
          <table:table-cell table:formula="of:=SUMIF([.A$1:.A$1048576];[.F1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Ro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opes</text:p>
          </table:table-cell>
          <table:table-cell table:formula="of:=SUMIF([.A$1:.A$1048576];[.F1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iracl</text:p>
          </table:table-cell>
          <table:table-cell table:formula="of:=SUMIF([.A$1:.A$1048576];[.F1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irstlove</text:p>
          </table:table-cell>
          <table:table-cell table:formula="of:=SUMIF([.A$1:.A$1048576];[.F1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yeP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tWayneBound</text:p>
          </table:table-cell>
          <table:table-cell table:formula="of:=SUMIF([.A$1:.A$1048576];[.F1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leoTherapy</text:p>
          </table:table-cell>
          <table:table-cell table:formula="of:=SUMIF([.A$1:.A$1048576];[.F1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malebal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incolnwood</text:p>
          </table:table-cell>
          <table:table-cell table:formula="of:=SUMIF([.A$1:.A$1048576];[.F1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issingmyguardianangels</text:p>
          </table:table-cell>
          <table:table-cell table:formula="of:=SUMIF([.A$1:.A$1048576];[.F1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7DaysAWe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ubs</text:p>
          </table:table-cell>
          <table:table-cell table:formula="of:=SUMIF([.A$1:.A$1048576];[.F1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akeAllMajorCreditCar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ubase</text:p>
          </table:table-cell>
          <table:table-cell table:formula="of:=SUMIF([.A$1:.A$1048576];[.F1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kWithBMESirJa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leasewin</text:p>
          </table:table-cell>
          <table:table-cell table:formula="of:=SUMIF([.A$1:.A$1048576];[.F1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YouAnAppointmentN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HLegalJobs</text:p>
          </table:table-cell>
          <table:table-cell table:formula="of:=SUMIF([.A$1:.A$1048576];[.F1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ustGlazeIt</text:p>
          </table:table-cell>
          <table:table-cell table:formula="of:=SUMIF([.A$1:.A$1048576];[.F1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izEP</text:p>
          </table:table-cell>
          <table:table-cell table:formula="of:=SUMIF([.A$1:.A$1048576];[.F1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chorFl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veMyself</text:p>
          </table:table-cell>
          <table:table-cell table:formula="of:=SUMIF([.A$1:.A$1048576];[.F1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houldaWentToSchool</text:p>
          </table:table-cell>
          <table:table-cell table:formula="of:=SUMIF([.A$1:.A$1048576];[.F1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eepWorkingHourlyJobs</text:p>
          </table:table-cell>
          <table:table-cell table:formula="of:=SUMIF([.A$1:.A$1048576];[.F1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rgeFor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</text:p>
          </table:table-cell>
          <table:table-cell table:formula="of:=SUMIF([.A$1:.A$1048576];[.F1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odbless</text:p>
          </table:table-cell>
          <table:table-cell table:formula="of:=SUMIF([.A$1:.A$1048576];[.F1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ShaveNov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ollTide</text:p>
          </table:table-cell>
          <table:table-cell table:formula="of:=SUMIF([.A$1:.A$1048576];[.F1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stSa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dontunderstand</text:p>
          </table:table-cell>
          <table:table-cell table:formula="of:=SUMIF([.A$1:.A$1048576];[.F1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ArtMix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hatssohard</text:p>
          </table:table-cell>
          <table:table-cell table:formula="of:=SUMIF([.A$1:.A$1048576];[.F1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veIt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7moredays</text:p>
          </table:table-cell>
          <table:table-cell table:formula="of:=SUMIF([.A$1:.A$1048576];[.F1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toSatur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illiamsville</text:p>
          </table:table-cell>
          <table:table-cell table:formula="of:=SUMIF([.A$1:.A$1048576];[.F1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yp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utomotive</text:p>
          </table:table-cell>
          <table:table-cell table:formula="of:=SUMIF([.A$1:.A$1048576];[.F1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ym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rketing</text:p>
          </table:table-cell>
          <table:table-cell table:formula="of:=SUMIF([.A$1:.A$1048576];[.F1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vergiv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inglesDay</text:p>
          </table:table-cell>
          <table:table-cell table:formula="of:=SUMIF([.A$1:.A$1048576];[.F1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yourlim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range</text:p>
          </table:table-cell>
          <table:table-cell table:formula="of:=SUMIF([.A$1:.A$1048576];[.F1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od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enu</text:p>
          </table:table-cell>
          <table:table-cell table:formula="of:=SUMIF([.A$1:.A$1048576];[.F1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oothmo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uyingacondo</text:p>
          </table:table-cell>
          <table:table-cell table:formula="of:=SUMIF([.A$1:.A$1048576];[.F1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icagoland</text:p>
          </table:table-cell>
          <table:table-cell table:formula="of:=SUMIF([.A$1:.A$1048576];[.F1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ichigan</text:p>
          </table:table-cell>
          <table:table-cell table:formula="of:=SUMIF([.A$1:.A$1048576];[.F1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nd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VCC</text:p>
          </table:table-cell>
          <table:table-cell table:formula="of:=SUMIF([.A$1:.A$1048576];[.F1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SOLUTETRUTHPERMANENT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onytail</text:p>
          </table:table-cell>
          <table:table-cell table:formula="of:=SUMIF([.A$1:.A$1048576];[.F1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JBJovemDoAnoLuanSant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elfie</text:p>
          </table:table-cell>
          <table:table-cell table:formula="of:=SUMIF([.A$1:.A$1048576];[.F1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hadow</text:p>
          </table:table-cell>
          <table:table-cell table:formula="of:=SUMIF([.A$1:.A$1048576];[.F1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e</text:p>
          </table:table-cell>
          <table:table-cell table:formula="of:=SUMIF([.A$1:.A$1048576];[.F1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icks</text:p>
          </table:table-cell>
          <table:table-cell table:formula="of:=SUMIF([.A$1:.A$1048576];[.F1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ue</text:p>
          </table:table-cell>
          <table:table-cell table:formula="of:=SUMIF([.A$1:.A$1048576];[.F1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PBob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oodDonation</text:p>
          </table:table-cell>
          <table:table-cell table:formula="of:=SUMIF([.A$1:.A$1048576];[.F1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onateBlood</text:p>
          </table:table-cell>
          <table:table-cell table:formula="of:=SUMIF([.A$1:.A$1048576];[.F1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n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ifeSource</text:p>
          </table:table-cell>
          <table:table-cell table:formula="of:=SUMIF([.A$1:.A$1048576];[.F1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aBandaRichard</text:p>
          </table:table-cell>
          <table:table-cell table:formula="of:=SUMIF([.A$1:.A$1048576];[.F1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ddy2Glo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hoenix</text:p>
          </table:table-cell>
          <table:table-cell table:formula="of:=SUMIF([.A$1:.A$1048576];[.F1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ealthWelfare</text:p>
          </table:table-cell>
          <table:table-cell table:formula="of:=SUMIF([.A$1:.A$1048576];[.F1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am</text:p>
          </table:table-cell>
          <table:table-cell table:formula="of:=SUMIF([.A$1:.A$1048576];[.F1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uck</text:p>
          </table:table-cell>
          <table:table-cell table:formula="of:=SUMIF([.A$1:.A$1048576];[.F1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ueBellisBack</text:p>
          </table:table-cell>
          <table:table-cell table:formula="of:=SUMIF([.A$1:.A$1048576];[.F1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ueBell</text:p>
          </table:table-cell>
          <table:table-cell table:formula="of:=SUMIF([.A$1:.A$1048576];[.F1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mewhereOverTheRain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yan</text:p>
          </table:table-cell>
          <table:table-cell table:formula="of:=SUMIF([.A$1:.A$1048576];[.F1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atherPhenome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abor</text:p>
          </table:table-cell>
          <table:table-cell table:formula="of:=SUMIF([.A$1:.A$1048576];[.F1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GodIsAwes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HOP</text:p>
          </table:table-cell>
          <table:table-cell table:formula="of:=SUMIF([.A$1:.A$1048576];[.F1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choPalosVer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TX</text:p>
          </table:table-cell>
          <table:table-cell table:formula="of:=SUMIF([.A$1:.A$1048576];[.F1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youknowwho</text:p>
          </table:table-cell>
          <table:table-cell table:formula="of:=SUMIF([.A$1:.A$1048576];[.F1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notyetpsychologist</text:p>
          </table:table-cell>
          <table:table-cell table:formula="of:=SUMIF([.A$1:.A$1048576];[.F1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kingN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esquite</text:p>
          </table:table-cell>
          <table:table-cell table:formula="of:=SUMIF([.A$1:.A$1048576];[.F1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SRe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rossRoads</text:p>
          </table:table-cell>
          <table:table-cell table:formula="of:=SUMIF([.A$1:.A$1048576];[.F1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I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yePops</text:p>
          </table:table-cell>
          <table:table-cell table:formula="of:=SUMIF([.A$1:.A$1048576];[.F1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allasWings</text:p>
          </table:table-cell>
          <table:table-cell table:formula="of:=SUMIF([.A$1:.A$1048576];[.F1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emaleballers</text:p>
          </table:table-cell>
          <table:table-cell table:formula="of:=SUMIF([.A$1:.A$1048576];[.F1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BeContinu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eELITE</text:p>
          </table:table-cell>
          <table:table-cell table:formula="of:=SUMIF([.A$1:.A$1048576];[.F1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ands</text:p>
          </table:table-cell>
          <table:table-cell table:formula="of:=SUMIF([.A$1:.A$1048576];[.F1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ondo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usiness</text:p>
          </table:table-cell>
          <table:table-cell table:formula="of:=SUMIF([.A$1:.A$1048576];[.F1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l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nchorFlag</text:p>
          </table:table-cell>
          <table:table-cell table:formula="of:=SUMIF([.A$1:.A$1048576];[.F1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rtan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exas</text:p>
          </table:table-cell>
          <table:table-cell table:formula="of:=SUMIF([.A$1:.A$1048576];[.F1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DUBTheVi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non</text:p>
          </table:table-cell>
          <table:table-cell table:formula="of:=SUMIF([.A$1:.A$1048576];[.F1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ndaEx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argeFormat</text:p>
          </table:table-cell>
          <table:table-cell table:formula="of:=SUMIF([.A$1:.A$1048576];[.F1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inyl</text:p>
          </table:table-cell>
          <table:table-cell table:formula="of:=SUMIF([.A$1:.A$1048576];[.F1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ustSaying</text:p>
          </table:table-cell>
          <table:table-cell table:formula="of:=SUMIF([.A$1:.A$1048576];[.F1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yleIsW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andomArtMixer</text:p>
          </table:table-cell>
          <table:table-cell table:formula="of:=SUMIF([.A$1:.A$1048576];[.F1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ksg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veItAll</text:p>
          </table:table-cell>
          <table:table-cell table:formula="of:=SUMIF([.A$1:.A$1048576];[.F1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BtoSaturday</text:p>
          </table:table-cell>
          <table:table-cell table:formula="of:=SUMIF([.A$1:.A$1048576];[.F1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odypump</text:p>
          </table:table-cell>
          <table:table-cell table:formula="of:=SUMIF([.A$1:.A$1048576];[.F1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ymtime</text:p>
          </table:table-cell>
          <table:table-cell table:formula="of:=SUMIF([.A$1:.A$1048576];[.F1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eyinthemat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vergiveup</text:p>
          </table:table-cell>
          <table:table-cell table:formula="of:=SUMIF([.A$1:.A$1048576];[.F1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ushyourlimits</text:p>
          </table:table-cell>
          <table:table-cell table:formula="of:=SUMIF([.A$1:.A$1048576];[.F1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cypier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lood2015</text:p>
          </table:table-cell>
          <table:table-cell table:formula="of:=SUMIF([.A$1:.A$1048576];[.F1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vetheCity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moothmoves</text:p>
          </table:table-cell>
          <table:table-cell table:formula="of:=SUMIF([.A$1:.A$1048576];[.F1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Bar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ichardson</text:p>
          </table:table-cell>
          <table:table-cell table:formula="of:=SUMIF([.A$1:.A$1048576];[.F1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y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oundRock</text:p>
          </table:table-cell>
          <table:table-cell table:formula="of:=SUMIF([.A$1:.A$1048576];[.F1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bershop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p</text:p>
          </table:table-cell>
          <table:table-cell table:formula="of:=SUMIF([.A$1:.A$1048576];[.F1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barber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PAA</text:p>
          </table:table-cell>
          <table:table-cell table:formula="of:=SUMIF([.A$1:.A$1048576];[.F1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evices</text:p>
          </table:table-cell>
          <table:table-cell table:formula="of:=SUMIF([.A$1:.A$1048576];[.F1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Pe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IPBobby</text:p>
          </table:table-cell>
          <table:table-cell table:formula="of:=SUMIF([.A$1:.A$1048576];[.F1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ondie</text:p>
          </table:table-cell>
          <table:table-cell table:formula="of:=SUMIF([.A$1:.A$1048576];[.F1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ing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ae</text:p>
          </table:table-cell>
          <table:table-cell table:formula="of:=SUMIF([.A$1:.A$1048576];[.F1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eddy2Gloves</text:p>
          </table:table-cell>
          <table:table-cell table:formula="of:=SUMIF([.A$1:.A$1048576];[.F1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Jas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MPTON</text:p>
          </table:table-cell>
          <table:table-cell table:formula="of:=SUMIF([.A$1:.A$1048576];[.F1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x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omewhereOverTheRainbow</text:p>
          </table:table-cell>
          <table:table-cell table:formula="of:=SUMIF([.A$1:.A$1048576];[.F1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xC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atherPhenomenon</text:p>
          </table:table-cell>
          <table:table-cell table:formula="of:=SUMIF([.A$1:.A$1048576];[.F2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yGodIsAwesome</text:p>
          </table:table-cell>
          <table:table-cell table:formula="of:=SUMIF([.A$1:.A$1048576];[.F2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ping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anchoPalosVerdes</text:p>
          </table:table-cell>
          <table:table-cell table:formula="of:=SUMIF([.A$1:.A$1048576];[.F2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portBea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ccounting</text:p>
          </table:table-cell>
          <table:table-cell table:formula="of:=SUMIF([.A$1:.A$1048576];[.F2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akingNote</text:p>
          </table:table-cell>
          <table:table-cell table:formula="of:=SUMIF([.A$1:.A$1048576];[.F2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rn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PSReports</text:p>
          </table:table-cell>
          <table:table-cell table:formula="of:=SUMIF([.A$1:.A$1048576];[.F2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iegosportsb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AIW</text:p>
          </table:table-cell>
          <table:table-cell table:formula="of:=SUMIF([.A$1:.A$1048576];[.F2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tsch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odel</text:p>
          </table:table-cell>
          <table:table-cell table:formula="of:=SUMIF([.A$1:.A$1048576];[.F2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A</text:p>
          </table:table-cell>
          <table:table-cell table:formula="of:=SUMIF([.A$1:.A$1048576];[.F2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l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oBeContinued</text:p>
          </table:table-cell>
          <table:table-cell table:formula="of:=SUMIF([.A$1:.A$1048576];[.F2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uro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ntemporary</text:p>
          </table:table-cell>
          <table:table-cell table:formula="of:=SUMIF([.A$1:.A$1048576];[.F2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dondobeach</text:p>
          </table:table-cell>
          <table:table-cell table:formula="of:=SUMIF([.A$1:.A$1048576];[.F2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zeDe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alestate</text:p>
          </table:table-cell>
          <table:table-cell table:formula="of:=SUMIF([.A$1:.A$1048576];[.F2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irtanTraining</text:p>
          </table:table-cell>
          <table:table-cell table:formula="of:=SUMIF([.A$1:.A$1048576];[.F2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NYH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LDUBTheVisistor</text:p>
          </table:table-cell>
          <table:table-cell table:formula="of:=SUMIF([.A$1:.A$1048576];[.F2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andaExpress</text:p>
          </table:table-cell>
          <table:table-cell table:formula="of:=SUMIF([.A$1:.A$1048576];[.F2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ro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ppyMonday</text:p>
          </table:table-cell>
          <table:table-cell table:formula="of:=SUMIF([.A$1:.A$1048576];[.F2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tuneCook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yleIsWhat</text:p>
          </table:table-cell>
          <table:table-cell table:formula="of:=SUMIF([.A$1:.A$1048576];[.F2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Mo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anksgiving</text:p>
          </table:table-cell>
          <table:table-cell table:formula="of:=SUMIF([.A$1:.A$1048576];[.F2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or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RLA</text:p>
          </table:table-cell>
          <table:table-cell table:formula="of:=SUMIF([.A$1:.A$1048576];[.F2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ceUponA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istory</text:p>
          </table:table-cell>
          <table:table-cell table:formula="of:=SUMIF([.A$1:.A$1048576];[.F2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igup</text:p>
          </table:table-cell>
          <table:table-cell table:formula="of:=SUMIF([.A$1:.A$1048576];[.F2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lver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oneyinthemattress</text:p>
          </table:table-cell>
          <table:table-cell table:formula="of:=SUMIF([.A$1:.A$1048576];[.F2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itm</text:p>
          </table:table-cell>
          <table:table-cell table:formula="of:=SUMIF([.A$1:.A$1048576];[.F2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ucypierlett</text:p>
          </table:table-cell>
          <table:table-cell table:formula="of:=SUMIF([.A$1:.A$1048576];[.F2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A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havetheCityLA</text:p>
          </table:table-cell>
          <table:table-cell table:formula="of:=SUMIF([.A$1:.A$1048576];[.F2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OPHASH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Barbers</text:p>
          </table:table-cell>
          <table:table-cell table:formula="of:=SUMIF([.A$1:.A$1048576];[.F2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ayFresh</text:p>
          </table:table-cell>
          <table:table-cell table:formula="of:=SUMIF([.A$1:.A$1048576];[.F2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arbershopconnect</text:p>
          </table:table-cell>
          <table:table-cell table:formula="of:=SUMIF([.A$1:.A$1048576];[.F2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ch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barberlife</text:p>
          </table:table-cell>
          <table:table-cell table:formula="of:=SUMIF([.A$1:.A$1048576];[.F2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enOverDuny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anPedro</text:p>
          </table:table-cell>
          <table:table-cell table:formula="of:=SUMIF([.A$1:.A$1048576];[.F2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etlife</text:p>
          </table:table-cell>
          <table:table-cell table:formula="of:=SUMIF([.A$1:.A$1048576];[.F2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or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kingTV</text:p>
          </table:table-cell>
          <table:table-cell table:formula="of:=SUMIF([.A$1:.A$1048576];[.F2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gaf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hoto</text:p>
          </table:table-cell>
          <table:table-cell table:formula="of:=SUMIF([.A$1:.A$1048576];[.F2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iveJasmin</text:p>
          </table:table-cell>
          <table:table-cell table:formula="of:=SUMIF([.A$1:.A$1048576];[.F2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exChat</text:p>
          </table:table-cell>
          <table:table-cell table:formula="of:=SUMIF([.A$1:.A$1048576];[.F2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foreanda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exCams</text:p>
          </table:table-cell>
          <table:table-cell table:formula="of:=SUMIF([.A$1:.A$1048576];[.F2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mmyt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iveSex</text:p>
          </table:table-cell>
          <table:table-cell table:formula="of:=SUMIF([.A$1:.A$1048576];[.F2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m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mpingtrip</text:p>
          </table:table-cell>
          <table:table-cell table:formula="of:=SUMIF([.A$1:.A$1048576];[.F2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ppiness</text:p>
          </table:table-cell>
          <table:table-cell table:formula="of:=SUMIF([.A$1:.A$1048576];[.F2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y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ornRich</text:p>
          </table:table-cell>
          <table:table-cell table:formula="of:=SUMIF([.A$1:.A$1048576];[.F2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w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andiegosportsbar</text:p>
          </table:table-cell>
          <table:table-cell table:formula="of:=SUMIF([.A$1:.A$1048576];[.F2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mily</text:p>
          </table:table-cell>
          <table:table-cell table:formula="of:=SUMIF([.A$1:.A$1048576];[.F2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omeless</text:p>
          </table:table-cell>
          <table:table-cell table:formula="of:=SUMIF([.A$1:.A$1048576];[.F2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ight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urosurgery</text:p>
          </table:table-cell>
          <table:table-cell table:formula="of:=SUMIF([.A$1:.A$1048576];[.F2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azeDebate</text:p>
          </table:table-cell>
          <table:table-cell table:formula="of:=SUMIF([.A$1:.A$1048576];[.F2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ployeeEng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NC</text:p>
          </table:table-cell>
          <table:table-cell table:formula="of:=SUMIF([.A$1:.A$1048576];[.F2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NYHBT</text:p>
          </table:table-cell>
          <table:table-cell table:formula="of:=SUMIF([.A$1:.A$1048576];[.F2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opromusic</text:p>
          </table:table-cell>
          <table:table-cell table:formula="of:=SUMIF([.A$1:.A$1048576];[.F2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ik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ortuneCookie</text:p>
          </table:table-cell>
          <table:table-cell table:formula="of:=SUMIF([.A$1:.A$1048576];[.F2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t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irthdayMonth</text:p>
          </table:table-cell>
          <table:table-cell table:formula="of:=SUMIF([.A$1:.A$1048576];[.F2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HRvis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corpio</text:p>
          </table:table-cell>
          <table:table-cell table:formula="of:=SUMIF([.A$1:.A$1048576];[.F2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hu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nceUponATime</text:p>
          </table:table-cell>
          <table:table-cell table:formula="of:=SUMIF([.A$1:.A$1048576];[.F2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sdelg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penSource</text:p>
          </table:table-cell>
          <table:table-cell table:formula="of:=SUMIF([.A$1:.A$1048576];[.F2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de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ulverCity</text:p>
          </table:table-cell>
          <table:table-cell table:formula="of:=SUMIF([.A$1:.A$1048576];[.F2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i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ASD</text:p>
          </table:table-cell>
          <table:table-cell table:formula="of:=SUMIF([.A$1:.A$1048576];[.F2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YA04</text:p>
          </table:table-cell>
          <table:table-cell table:formula="of:=SUMIF([.A$1:.A$1048576];[.F2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yleh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ROPHASHBOMB</text:p>
          </table:table-cell>
          <table:table-cell table:formula="of:=SUMIF([.A$1:.A$1048576];[.F2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ngBeach</text:p>
          </table:table-cell>
          <table:table-cell table:formula="of:=SUMIF([.A$1:.A$1048576];[.F2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utchea</text:p>
          </table:table-cell>
          <table:table-cell table:formula="of:=SUMIF([.A$1:.A$1048576];[.F2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eenOverDunyah</text:p>
          </table:table-cell>
          <table:table-cell table:formula="of:=SUMIF([.A$1:.A$1048576];[.F2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dm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ctorslife</text:p>
          </table:table-cell>
          <table:table-cell table:formula="of:=SUMIF([.A$1:.A$1048576];[.F2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aaaniggg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agaftra</text:p>
          </table:table-cell>
          <table:table-cell table:formula="of:=SUMIF([.A$1:.A$1048576];[.F2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shoreca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medy</text:p>
          </table:table-cell>
          <table:table-cell table:formula="of:=SUMIF([.A$1:.A$1048576];[.F2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ter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eforeandafter</text:p>
          </table:table-cell>
          <table:table-cell table:formula="of:=SUMIF([.A$1:.A$1048576];[.F2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lcome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ummytuck</text:p>
          </table:table-cell>
          <table:table-cell table:formula="of:=SUMIF([.A$1:.A$1048576];[.F2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ngi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ymind</text:p>
          </table:table-cell>
          <table:table-cell table:formula="of:=SUMIF([.A$1:.A$1048576];[.F2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ifa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5hy</text:p>
          </table:table-cell>
          <table:table-cell table:formula="of:=SUMIF([.A$1:.A$1048576];[.F2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XChall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oyota</text:p>
          </table:table-cell>
          <table:table-cell table:formula="of:=SUMIF([.A$1:.A$1048576];[.F2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ectTheCr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rwash</text:p>
          </table:table-cell>
          <table:table-cell table:formula="of:=SUMIF([.A$1:.A$1048576];[.F2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yWi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ondaze</text:p>
          </table:table-cell>
          <table:table-cell table:formula="of:=SUMIF([.A$1:.A$1048576];[.F2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noxWes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ored</text:p>
          </table:table-cell>
          <table:table-cell table:formula="of:=SUMIF([.A$1:.A$1048576];[.F2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sNotFitnessIt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nsightlink</text:p>
          </table:table-cell>
          <table:table-cell table:formula="of:=SUMIF([.A$1:.A$1048576];[.F2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noxMadeMeDo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r</text:p>
          </table:table-cell>
          <table:table-cell table:formula="of:=SUMIF([.A$1:.A$1048576];[.F2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s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mployeeEngagement</text:p>
          </table:table-cell>
          <table:table-cell table:formula="of:=SUMIF([.A$1:.A$1048576];[.F2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anlee</text:p>
          </table:table-cell>
          <table:table-cell table:formula="of:=SUMIF([.A$1:.A$1048576];[.F2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i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mikaze</text:p>
          </table:table-cell>
          <table:table-cell table:formula="of:=SUMIF([.A$1:.A$1048576];[.F2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Last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untimes</text:p>
          </table:table-cell>
          <table:table-cell table:formula="of:=SUMIF([.A$1:.A$1048576];[.F2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ntown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HRvisions</text:p>
          </table:table-cell>
          <table:table-cell table:formula="of:=SUMIF([.A$1:.A$1048576];[.F2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nker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ihuela</text:p>
          </table:table-cell>
          <table:table-cell table:formula="of:=SUMIF([.A$1:.A$1048576];[.F2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omasdelgado</text:p>
          </table:table-cell>
          <table:table-cell table:formula="of:=SUMIF([.A$1:.A$1048576];[.F2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ndelas</text:p>
          </table:table-cell>
          <table:table-cell table:formula="of:=SUMIF([.A$1:.A$1048576];[.F2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uitars</text:p>
          </table:table-cell>
          <table:table-cell table:formula="of:=SUMIF([.A$1:.A$1048576];[.F2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riachi</text:p>
          </table:table-cell>
          <table:table-cell table:formula="of:=SUMIF([.A$1:.A$1048576];[.F2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spe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oyleheights</text:p>
          </table:table-cell>
          <table:table-cell table:formula="of:=SUMIF([.A$1:.A$1048576];[.F2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v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exico</text:p>
          </table:table-cell>
          <table:table-cell table:formula="of:=SUMIF([.A$1:.A$1048576];[.F2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is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lors</text:p>
          </table:table-cell>
          <table:table-cell table:formula="of:=SUMIF([.A$1:.A$1048576];[.F2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lores</text:p>
          </table:table-cell>
          <table:table-cell table:formula="of:=SUMIF([.A$1:.A$1048576];[.F2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ndmade</text:p>
          </table:table-cell>
          <table:table-cell table:formula="of:=SUMIF([.A$1:.A$1048576];[.F2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nerfanmelt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aaanigggga</text:p>
          </table:table-cell>
          <table:table-cell table:formula="of:=SUMIF([.A$1:.A$1048576];[.F2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fieldtopa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stshorecafe</text:p>
          </table:table-cell>
          <table:table-cell table:formula="of:=SUMIF([.A$1:.A$1048576];[.F2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xedchicksh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interstorm</text:p>
          </table:table-cell>
          <table:table-cell table:formula="of:=SUMIF([.A$1:.A$1048576];[.F2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xedchi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lcomewinter</text:p>
          </table:table-cell>
          <table:table-cell table:formula="of:=SUMIF([.A$1:.A$1048576];[.F2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ingiton</text:p>
          </table:table-cell>
          <table:table-cell table:formula="of:=SUMIF([.A$1:.A$1048576];[.F2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ilifanning</text:p>
          </table:table-cell>
          <table:table-cell table:formula="of:=SUMIF([.A$1:.A$1048576];[.F2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QXChallenge</text:p>
          </table:table-cell>
          <table:table-cell table:formula="of:=SUMIF([.A$1:.A$1048576];[.F2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ad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rotectTheCrown</text:p>
          </table:table-cell>
          <table:table-cell table:formula="of:=SUMIF([.A$1:.A$1048576];[.F2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ayWinning</text:p>
          </table:table-cell>
          <table:table-cell table:formula="of:=SUMIF([.A$1:.A$1048576];[.F2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quinoxWestLA</text:p>
          </table:table-cell>
          <table:table-cell table:formula="of:=SUMIF([.A$1:.A$1048576];[.F2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tsNotFitnessItsLife</text:p>
          </table:table-cell>
          <table:table-cell table:formula="of:=SUMIF([.A$1:.A$1048576];[.F2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quinoxMadeMeDoIt</text:p>
          </table:table-cell>
          <table:table-cell table:formula="of:=SUMIF([.A$1:.A$1048576];[.F3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i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rasier</text:p>
          </table:table-cell>
          <table:table-cell table:formula="of:=SUMIF([.A$1:.A$1048576];[.F3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tyofIndu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quote</text:p>
          </table:table-cell>
          <table:table-cell table:formula="of:=SUMIF([.A$1:.A$1048576];[.F3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mmitment</text:p>
          </table:table-cell>
          <table:table-cell table:formula="of:=SUMIF([.A$1:.A$1048576];[.F3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dof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LastKingdom</text:p>
          </table:table-cell>
          <table:table-cell table:formula="of:=SUMIF([.A$1:.A$1048576];[.F3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owntownLA</text:p>
          </table:table-cell>
          <table:table-cell table:formula="of:=SUMIF([.A$1:.A$1048576];[.F3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bakaemp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unkerhill</text:p>
          </table:table-cell>
          <table:table-cell table:formula="of:=SUMIF([.A$1:.A$1048576];[.F3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hotographer</text:p>
          </table:table-cell>
          <table:table-cell table:formula="of:=SUMIF([.A$1:.A$1048576];[.F3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shionista</text:p>
          </table:table-cell>
          <table:table-cell table:formula="of:=SUMIF([.A$1:.A$1048576];[.F3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rosperity</text:p>
          </table:table-cell>
          <table:table-cell table:formula="of:=SUMIF([.A$1:.A$1048576];[.F3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overty</text:p>
          </table:table-cell>
          <table:table-cell table:formula="of:=SUMIF([.A$1:.A$1048576];[.F3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zon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rtistlife</text:p>
          </table:table-cell>
          <table:table-cell table:formula="of:=SUMIF([.A$1:.A$1048576];[.F3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poi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udent</text:p>
          </table:table-cell>
          <table:table-cell table:formula="of:=SUMIF([.A$1:.A$1048576];[.F3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inerfanmeltdown</text:p>
          </table:table-cell>
          <table:table-cell table:formula="of:=SUMIF([.A$1:.A$1048576];[.F3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stfieldtopanga</text:p>
          </table:table-cell>
          <table:table-cell table:formula="of:=SUMIF([.A$1:.A$1048576];[.F3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ixedchickshair</text:p>
          </table:table-cell>
          <table:table-cell table:formula="of:=SUMIF([.A$1:.A$1048576];[.F3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ixedchicks</text:p>
          </table:table-cell>
          <table:table-cell table:formula="of:=SUMIF([.A$1:.A$1048576];[.F3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SNumberTal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usa</text:p>
          </table:table-cell>
          <table:table-cell table:formula="of:=SUMIF([.A$1:.A$1048576];[.F3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RE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lifornia</text:p>
          </table:table-cell>
          <table:table-cell table:formula="of:=SUMIF([.A$1:.A$1048576];[.F3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oad</text:p>
          </table:table-cell>
          <table:table-cell table:formula="of:=SUMIF([.A$1:.A$1048576];[.F3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oadtrip</text:p>
          </table:table-cell>
          <table:table-cell table:formula="of:=SUMIF([.A$1:.A$1048576];[.F3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ky</text:p>
          </table:table-cell>
          <table:table-cell table:formula="of:=SUMIF([.A$1:.A$1048576];[.F3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ariousUSCities</text:p>
          </table:table-cell>
          <table:table-cell table:formula="of:=SUMIF([.A$1:.A$1048576];[.F3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imiValley</text:p>
          </table:table-cell>
          <table:table-cell table:formula="of:=SUMIF([.A$1:.A$1048576];[.F3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ityofIndustry</text:p>
          </table:table-cell>
          <table:table-cell table:formula="of:=SUMIF([.A$1:.A$1048576];[.F3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odofpop</text:p>
          </table:table-cell>
          <table:table-cell table:formula="of:=SUMIF([.A$1:.A$1048576];[.F3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ntertainment</text:p>
          </table:table-cell>
          <table:table-cell table:formula="of:=SUMIF([.A$1:.A$1048576];[.F3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ubakaempire</text:p>
          </table:table-cell>
          <table:table-cell table:formula="of:=SUMIF([.A$1:.A$1048576];[.F3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lendale</text:p>
          </table:table-cell>
          <table:table-cell table:formula="of:=SUMIF([.A$1:.A$1048576];[.F3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vicEng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aveler</text:p>
          </table:table-cell>
          <table:table-cell table:formula="of:=SUMIF([.A$1:.A$1048576];[.F3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mens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aveller</text:p>
          </table:table-cell>
          <table:table-cell table:formula="of:=SUMIF([.A$1:.A$1048576];[.F3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alVisibilityEveryw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alance</text:p>
          </table:table-cell>
          <table:table-cell table:formula="of:=SUMIF([.A$1:.A$1048576];[.F3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Invol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oizonink</text:p>
          </table:table-cell>
          <table:table-cell table:formula="of:=SUMIF([.A$1:.A$1048576];[.F3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pefor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rpoizon</text:p>
          </table:table-cell>
          <table:table-cell table:formula="of:=SUMIF([.A$1:.A$1048576];[.F3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seyourm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CSNumberTalks</text:p>
          </table:table-cell>
          <table:table-cell table:formula="of:=SUMIF([.A$1:.A$1048576];[.F3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ntallabout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outhbeach</text:p>
          </table:table-cell>
          <table:table-cell table:formula="of:=SUMIF([.A$1:.A$1048576];[.F3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iritw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ll</text:p>
          </table:table-cell>
          <table:table-cell table:formula="of:=SUMIF([.A$1:.A$1048576];[.F3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IvicEngagement</text:p>
          </table:table-cell>
          <table:table-cell table:formula="of:=SUMIF([.A$1:.A$1048576];[.F3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masL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omensRights</text:p>
          </table:table-cell>
          <table:table-cell table:formula="of:=SUMIF([.A$1:.A$1048576];[.F3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r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qualVisibilityEverywhere</text:p>
          </table:table-cell>
          <table:table-cell table:formula="of:=SUMIF([.A$1:.A$1048576];[.F3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etInvolved</text:p>
          </table:table-cell>
          <table:table-cell table:formula="of:=SUMIF([.A$1:.A$1048576];[.F3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opeforall</text:p>
          </table:table-cell>
          <table:table-cell table:formula="of:=SUMIF([.A$1:.A$1048576];[.F3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loseyourmouth</text:p>
          </table:table-cell>
          <table:table-cell table:formula="of:=SUMIF([.A$1:.A$1048576];[.F3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tosclosetfortm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intallaboutyou</text:p>
          </table:table-cell>
          <table:table-cell table:formula="of:=SUMIF([.A$1:.A$1048576];[.F3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piritweek</text:p>
          </table:table-cell>
          <table:table-cell table:formula="of:=SUMIF([.A$1:.A$1048576];[.F3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ay1</text:p>
          </table:table-cell>
          <table:table-cell table:formula="of:=SUMIF([.A$1:.A$1048576];[.F3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ristmasLights</text:p>
          </table:table-cell>
          <table:table-cell table:formula="of:=SUMIF([.A$1:.A$1048576];[.F3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da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aBeriso</text:p>
          </table:table-cell>
          <table:table-cell table:formula="of:=SUMIF([.A$1:.A$1048576];[.F3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lla</text:p>
          </table:table-cell>
          <table:table-cell table:formula="of:=SUMIF([.A$1:.A$1048576];[.F3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is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itty</text:p>
          </table:table-cell>
          <table:table-cell table:formula="of:=SUMIF([.A$1:.A$1048576];[.F3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ovetampa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cfm</text:p>
          </table:table-cell>
          <table:table-cell table:formula="of:=SUMIF([.A$1:.A$1048576];[.F3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latosclosetfortmyers</text:p>
          </table:table-cell>
          <table:table-cell table:formula="of:=SUMIF([.A$1:.A$1048576];[.F3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ress</text:p>
          </table:table-cell>
          <table:table-cell table:formula="of:=SUMIF([.A$1:.A$1048576];[.F3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lowsHierarchyOfNee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eow</text:p>
          </table:table-cell>
          <table:table-cell table:formula="of:=SUMIF([.A$1:.A$1048576];[.F3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loridalife</text:p>
          </table:table-cell>
          <table:table-cell table:formula="of:=SUMIF([.A$1:.A$1048576];[.F3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tterflyEf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ink</text:p>
          </table:table-cell>
          <table:table-cell table:formula="of:=SUMIF([.A$1:.A$1048576];[.F3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rning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ifeisgood</text:p>
          </table:table-cell>
          <table:table-cell table:formula="of:=SUMIF([.A$1:.A$1048576];[.F3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lovetampabay</text:p>
          </table:table-cell>
          <table:table-cell table:formula="of:=SUMIF([.A$1:.A$1048576];[.F3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gwitsw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andon</text:p>
          </table:table-cell>
          <table:table-cell table:formula="of:=SUMIF([.A$1:.A$1048576];[.F3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rt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ature</text:p>
          </table:table-cell>
          <table:table-cell table:formula="of:=SUMIF([.A$1:.A$1048576];[.F3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pandd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slowsHierarchyOfNeeds</text:p>
          </table:table-cell>
          <table:table-cell table:formula="of:=SUMIF([.A$1:.A$1048576];[.F3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ft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MRE</text:p>
          </table:table-cell>
          <table:table-cell table:formula="of:=SUMIF([.A$1:.A$1048576];[.F3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utterflyEffect</text:p>
          </table:table-cell>
          <table:table-cell table:formula="of:=SUMIF([.A$1:.A$1048576];[.F3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rsta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ork</text:p>
          </table:table-cell>
          <table:table-cell table:formula="of:=SUMIF([.A$1:.A$1048576];[.F3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wagwitswider</text:p>
          </table:table-cell>
          <table:table-cell table:formula="of:=SUMIF([.A$1:.A$1048576];[.F3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�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hipanddale</text:p>
          </table:table-cell>
          <table:table-cell table:formula="of:=SUMIF([.A$1:.A$1048576];[.F3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ale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raftbeer</text:p>
          </table:table-cell>
          <table:table-cell table:formula="of:=SUMIF([.A$1:.A$1048576];[.F3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nstabeer</text:p>
          </table:table-cell>
          <table:table-cell table:formula="of:=SUMIF([.A$1:.A$1048576];[.F3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eerstagram</text:p>
          </table:table-cell>
          <table:table-cell table:formula="of:=SUMIF([.A$1:.A$1048576];[.F3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eer</text:p>
          </table:table-cell>
          <table:table-cell table:formula="of:=SUMIF([.A$1:.A$1048576];[.F3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�l</text:p>
          </table:table-cell>
          <table:table-cell table:formula="of:=SUMIF([.A$1:.A$1048576];[.F3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x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ialeah</text:p>
          </table:table-cell>
          <table:table-cell table:formula="of:=SUMIF([.A$1:.A$1048576];[.F3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p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nufacturing</text:p>
          </table:table-cell>
          <table:table-cell table:formula="of:=SUMIF([.A$1:.A$1048576];[.F3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ialysis</text:p>
          </table:table-cell>
          <table:table-cell table:formula="of:=SUMIF([.A$1:.A$1048576];[.F3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tzCar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AMPA</text:p>
          </table:table-cell>
          <table:table-cell table:formula="of:=SUMIF([.A$1:.A$1048576];[.F3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laxing</text:p>
          </table:table-cell>
          <table:table-cell table:formula="of:=SUMIF([.A$1:.A$1048576];[.F3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erican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spect</text:p>
          </table:table-cell>
          <table:table-cell table:formula="of:=SUMIF([.A$1:.A$1048576];[.F3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ool</text:p>
          </table:table-cell>
          <table:table-cell table:formula="of:=SUMIF([.A$1:.A$1048576];[.F3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itzCarlton</text:p>
          </table:table-cell>
          <table:table-cell table:formula="of:=SUMIF([.A$1:.A$1048576];[.F3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mericanview</text:p>
          </table:table-cell>
          <table:table-cell table:formula="of:=SUMIF([.A$1:.A$1048576];[.F3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BusAreaCh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ueRidge</text:p>
          </table:table-cell>
          <table:table-cell table:formula="of:=SUMIF([.A$1:.A$1048576];[.F3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ouseBusAreaCheck</text:p>
          </table:table-cell>
          <table:table-cell table:formula="of:=SUMIF([.A$1:.A$1048576];[.F3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randTheft</text:p>
          </table:table-cell>
          <table:table-cell table:formula="of:=SUMIF([.A$1:.A$1048576];[.F3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T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igh</text:p>
          </table:table-cell>
          <table:table-cell table:formula="of:=SUMIF([.A$1:.A$1048576];[.F3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shb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rypoppins</text:p>
          </table:table-cell>
          <table:table-cell table:formula="of:=SUMIF([.A$1:.A$1048576];[.F3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enhanc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odaktheatre</text:p>
          </table:table-cell>
          <table:table-cell table:formula="of:=SUMIF([.A$1:.A$1048576];[.F3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ree</text:p>
          </table:table-cell>
          <table:table-cell table:formula="of:=SUMIF([.A$1:.A$1048576];[.F3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izza</text:p>
          </table:table-cell>
          <table:table-cell table:formula="of:=SUMIF([.A$1:.A$1048576];[.F3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lanetfitness</text:p>
          </table:table-cell>
          <table:table-cell table:formula="of:=SUMIF([.A$1:.A$1048576];[.F3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r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eruffo</text:p>
          </table:table-cell>
          <table:table-cell table:formula="of:=SUMIF([.A$1:.A$1048576];[.F3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barber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ashingtonheights</text:p>
          </table:table-cell>
          <table:table-cell table:formula="of:=SUMIF([.A$1:.A$1048576];[.F3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y</text:p>
          </table:table-cell>
          <table:table-cell table:formula="of:=SUMIF([.A$1:.A$1048576];[.F3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envercon</text:p>
          </table:table-cell>
          <table:table-cell table:formula="of:=SUMIF([.A$1:.A$1048576];[.F3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ypop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riting</text:p>
          </table:table-cell>
          <table:table-cell table:formula="of:=SUMIF([.A$1:.A$1048576];[.F3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dakthea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ountVernon</text:p>
          </table:table-cell>
          <table:table-cell table:formula="of:=SUMIF([.A$1:.A$1048576];[.F3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ebNoFilter</text:p>
          </table:table-cell>
          <table:table-cell table:formula="of:=SUMIF([.A$1:.A$1048576];[.F3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OP</text:p>
          </table:table-cell>
          <table:table-cell table:formula="of:=SUMIF([.A$1:.A$1048576];[.F3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et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pKKK</text:p>
          </table:table-cell>
          <table:table-cell table:formula="of:=SUMIF([.A$1:.A$1048576];[.F3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urreal</text:p>
          </table:table-cell>
          <table:table-cell table:formula="of:=SUMIF([.A$1:.A$1048576];[.F3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ruf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ightsky</text:p>
          </table:table-cell>
          <table:table-cell table:formula="of:=SUMIF([.A$1:.A$1048576];[.F3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hingtonh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ateafternoon</text:p>
          </table:table-cell>
          <table:table-cell table:formula="of:=SUMIF([.A$1:.A$1048576];[.F4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fternooncommute</text:p>
          </table:table-cell>
          <table:table-cell table:formula="of:=SUMIF([.A$1:.A$1048576];[.F4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ver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Mcommute</text:p>
          </table:table-cell>
          <table:table-cell table:formula="of:=SUMIF([.A$1:.A$1048576];[.F4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obeBeef</text:p>
          </table:table-cell>
          <table:table-cell table:formula="of:=SUMIF([.A$1:.A$1048576];[.F4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agyu</text:p>
          </table:table-cell>
          <table:table-cell table:formula="of:=SUMIF([.A$1:.A$1048576];[.F4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untVer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USDA</text:p>
          </table:table-cell>
          <table:table-cell table:formula="of:=SUMIF([.A$1:.A$1048576];[.F4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rimeSteaks</text:p>
          </table:table-cell>
          <table:table-cell table:formula="of:=SUMIF([.A$1:.A$1048576];[.F4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ickandMorty</text:p>
          </table:table-cell>
          <table:table-cell table:formula="of:=SUMIF([.A$1:.A$1048576];[.F4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oncos</text:p>
          </table:table-cell>
          <table:table-cell table:formula="of:=SUMIF([.A$1:.A$1048576];[.F4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untington</text:p>
          </table:table-cell>
          <table:table-cell table:formula="of:=SUMIF([.A$1:.A$1048576];[.F4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bNo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ackFriday</text:p>
          </table:table-cell>
          <table:table-cell table:formula="of:=SUMIF([.A$1:.A$1048576];[.F4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ochester</text:p>
          </table:table-cell>
          <table:table-cell table:formula="of:=SUMIF([.A$1:.A$1048576];[.F4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bCanFix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affic</text:p>
          </table:table-cell>
          <table:table-cell table:formula="of:=SUMIF([.A$1:.A$1048576];[.F4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KK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rowTheGame</text:p>
          </table:table-cell>
          <table:table-cell table:formula="of:=SUMIF([.A$1:.A$1048576];[.F4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ateJackson</text:p>
          </table:table-cell>
          <table:table-cell table:formula="of:=SUMIF([.A$1:.A$1048576];[.F4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ght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OC</text:p>
          </table:table-cell>
          <table:table-cell table:formula="of:=SUMIF([.A$1:.A$1048576];[.F4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atientsCount</text:p>
          </table:table-cell>
          <table:table-cell table:formula="of:=SUMIF([.A$1:.A$1048576];[.F4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aftern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CP4C</text:p>
          </table:table-cell>
          <table:table-cell table:formula="of:=SUMIF([.A$1:.A$1048576];[.F4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nooncom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atients</text:p>
          </table:table-cell>
          <table:table-cell table:formula="of:=SUMIF([.A$1:.A$1048576];[.F4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Mcom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ig</text:p>
          </table:table-cell>
          <table:table-cell table:formula="of:=SUMIF([.A$1:.A$1048576];[.F4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beBe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ickortreat</text:p>
          </table:table-cell>
          <table:table-cell table:formula="of:=SUMIF([.A$1:.A$1048576];[.F4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g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eeding</text:p>
          </table:table-cell>
          <table:table-cell table:formula="of:=SUMIF([.A$1:.A$1048576];[.F4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</text:p>
          </table:table-cell>
          <table:table-cell table:formula="of:=SUMIF([.A$1:.A$1048576];[.F4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meSte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at</text:p>
          </table:table-cell>
          <table:table-cell table:formula="of:=SUMIF([.A$1:.A$1048576];[.F4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lony</text:p>
          </table:table-cell>
          <table:table-cell table:formula="of:=SUMIF([.A$1:.A$1048576];[.F4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nwood</text:p>
          </table:table-cell>
          <table:table-cell table:formula="of:=SUMIF([.A$1:.A$1048576];[.F4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kandMo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se</text:p>
          </table:table-cell>
          <table:table-cell table:formula="of:=SUMIF([.A$1:.A$1048576];[.F4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n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kitties</text:p>
          </table:table-cell>
          <table:table-cell table:formula="of:=SUMIF([.A$1:.A$1048576];[.F4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eed</text:p>
          </table:table-cell>
          <table:table-cell table:formula="of:=SUMIF([.A$1:.A$1048576];[.F4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</text:p>
          </table:table-cell>
          <table:table-cell table:formula="of:=SUMIF([.A$1:.A$1048576];[.F4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sap</text:p>
          </table:table-cell>
          <table:table-cell table:formula="of:=SUMIF([.A$1:.A$1048576];[.F4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lus</text:p>
          </table:table-cell>
          <table:table-cell table:formula="of:=SUMIF([.A$1:.A$1048576];[.F4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y</text:p>
          </table:table-cell>
          <table:table-cell table:formula="of:=SUMIF([.A$1:.A$1048576];[.F4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wThe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re</text:p>
          </table:table-cell>
          <table:table-cell table:formula="of:=SUMIF([.A$1:.A$1048576];[.F4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teJack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ll</text:p>
          </table:table-cell>
          <table:table-cell table:formula="of:=SUMIF([.A$1:.A$1048576];[.F4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100bottlegiveaway</text:p>
          </table:table-cell>
          <table:table-cell table:formula="of:=SUMIF([.A$1:.A$1048576];[.F4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ippydrops</text:p>
          </table:table-cell>
          <table:table-cell table:formula="of:=SUMIF([.A$1:.A$1048576];[.F4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ients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yrannosaurus</text:p>
          </table:table-cell>
          <table:table-cell table:formula="of:=SUMIF([.A$1:.A$1048576];[.F4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CP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ex</text:p>
          </table:table-cell>
          <table:table-cell table:formula="of:=SUMIF([.A$1:.A$1048576];[.F4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i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inosaur</text:p>
          </table:table-cell>
          <table:table-cell table:formula="of:=SUMIF([.A$1:.A$1048576];[.F4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ossil</text:p>
          </table:table-cell>
          <table:table-cell table:formula="of:=SUMIF([.A$1:.A$1048576];[.F4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useum</text:p>
          </table:table-cell>
          <table:table-cell table:formula="of:=SUMIF([.A$1:.A$1048576];[.F4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ckortr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aturalhistorymuseum</text:p>
          </table:table-cell>
          <table:table-cell table:formula="of:=SUMIF([.A$1:.A$1048576];[.F4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tham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mnh</text:p>
          </table:table-cell>
          <table:table-cell table:formula="of:=SUMIF([.A$1:.A$1048576];[.F4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astIslip</text:p>
          </table:table-cell>
          <table:table-cell table:formula="of:=SUMIF([.A$1:.A$1048576];[.F4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orrynotsorry</text:p>
          </table:table-cell>
          <table:table-cell table:formula="of:=SUMIF([.A$1:.A$1048576];[.F4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etteryLife</text:p>
          </table:table-cell>
          <table:table-cell table:formula="of:=SUMIF([.A$1:.A$1048576];[.F4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inorityReport</text:p>
          </table:table-cell>
          <table:table-cell table:formula="of:=SUMIF([.A$1:.A$1048576];[.F4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stbury</text:p>
          </table:table-cell>
          <table:table-cell table:formula="of:=SUMIF([.A$1:.A$1048576];[.F4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ecurity</text:p>
          </table:table-cell>
          <table:table-cell table:formula="of:=SUMIF([.A$1:.A$1048576];[.F4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ostingfail</text:p>
          </table:table-cell>
          <table:table-cell table:formula="of:=SUMIF([.A$1:.A$1048576];[.F4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t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ankyou</text:p>
          </table:table-cell>
          <table:table-cell table:formula="of:=SUMIF([.A$1:.A$1048576];[.F4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FOG</text:p>
          </table:table-cell>
          <table:table-cell table:formula="of:=SUMIF([.A$1:.A$1048576];[.F4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cronyms</text:p>
          </table:table-cell>
          <table:table-cell table:formula="of:=SUMIF([.A$1:.A$1048576];[.F4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ig</text:p>
          </table:table-cell>
          <table:table-cell table:formula="of:=SUMIF([.A$1:.A$1048576];[.F4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ierce</text:p>
          </table:table-cell>
          <table:table-cell table:formula="of:=SUMIF([.A$1:.A$1048576];[.F4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utrageous</text:p>
          </table:table-cell>
          <table:table-cell table:formula="of:=SUMIF([.A$1:.A$1048576];[.F4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oals</text:p>
          </table:table-cell>
          <table:table-cell table:formula="of:=SUMIF([.A$1:.A$1048576];[.F4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cience</text:p>
          </table:table-cell>
          <table:table-cell table:formula="of:=SUMIF([.A$1:.A$1048576];[.F4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orensicfiles</text:p>
          </table:table-cell>
          <table:table-cell table:formula="of:=SUMIF([.A$1:.A$1048576];[.F4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bottlegive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ieldtrips</text:p>
          </table:table-cell>
          <table:table-cell table:formula="of:=SUMIF([.A$1:.A$1048576];[.F4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ppyd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ustomerService</text:p>
          </table:table-cell>
          <table:table-cell table:formula="of:=SUMIF([.A$1:.A$1048576];[.F4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ilingual</text:p>
          </table:table-cell>
          <table:table-cell table:formula="of:=SUMIF([.A$1:.A$1048576];[.F4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iri</text:p>
          </table:table-cell>
          <table:table-cell table:formula="of:=SUMIF([.A$1:.A$1048576];[.F4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nosa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oomies</text:p>
          </table:table-cell>
          <table:table-cell table:formula="of:=SUMIF([.A$1:.A$1048576];[.F4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ss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enswear</text:p>
          </table:table-cell>
          <table:table-cell table:formula="of:=SUMIF([.A$1:.A$1048576];[.F4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nstadaily</text:p>
          </table:table-cell>
          <table:table-cell table:formula="of:=SUMIF([.A$1:.A$1048576];[.F4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alhistorymuse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YouTube</text:p>
          </table:table-cell>
          <table:table-cell table:formula="of:=SUMIF([.A$1:.A$1048576];[.F4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elsinkihalloween</text:p>
          </table:table-cell>
          <table:table-cell table:formula="of:=SUMIF([.A$1:.A$1048576];[.F4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Is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elsinkihudson</text:p>
          </table:table-cell>
          <table:table-cell table:formula="of:=SUMIF([.A$1:.A$1048576];[.F4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eastcoast</text:p>
          </table:table-cell>
          <table:table-cell table:formula="of:=SUMIF([.A$1:.A$1048576];[.F4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rrynotso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ongbeauties</text:p>
          </table:table-cell>
          <table:table-cell table:formula="of:=SUMIF([.A$1:.A$1048576];[.F4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tery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uckYouMonday</text:p>
          </table:table-cell>
          <table:table-cell table:formula="of:=SUMIF([.A$1:.A$1048576];[.F4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ority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fficeTeam</text:p>
          </table:table-cell>
          <table:table-cell table:formula="of:=SUMIF([.A$1:.A$1048576];[.F4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ouncemademedoit</text:p>
          </table:table-cell>
          <table:table-cell table:formula="of:=SUMIF([.A$1:.A$1048576];[.F4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undayfunday</text:p>
          </table:table-cell>
          <table:table-cell table:formula="of:=SUMIF([.A$1:.A$1048576];[.F4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tingf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vemysport</text:p>
          </table:table-cell>
          <table:table-cell table:formula="of:=SUMIF([.A$1:.A$1048576];[.F4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k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ailorGirl</text:p>
          </table:table-cell>
          <table:table-cell table:formula="of:=SUMIF([.A$1:.A$1048576];[.F4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dventures</text:p>
          </table:table-cell>
          <table:table-cell table:formula="of:=SUMIF([.A$1:.A$1048576];[.F4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ny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iasorella</text:p>
          </table:table-cell>
          <table:table-cell table:formula="of:=SUMIF([.A$1:.A$1048576];[.F4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nhattan</text:p>
          </table:table-cell>
          <table:table-cell table:formula="of:=SUMIF([.A$1:.A$1048576];[.F4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ve</text:p>
          </table:table-cell>
          <table:table-cell table:formula="of:=SUMIF([.A$1:.A$1048576];[.F4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rag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greatesttravels</text:p>
          </table:table-cell>
          <table:table-cell table:formula="of:=SUMIF([.A$1:.A$1048576];[.F4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infashion</text:p>
          </table:table-cell>
          <table:table-cell table:formula="of:=SUMIF([.A$1:.A$1048576];[.F4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rogs</text:p>
          </table:table-cell>
          <table:table-cell table:formula="of:=SUMIF([.A$1:.A$1048576];[.F4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lowerfrog</text:p>
          </table:table-cell>
          <table:table-cell table:formula="of:=SUMIF([.A$1:.A$1048576];[.F4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ensic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alitysandwich</text:p>
          </table:table-cell>
          <table:table-cell table:formula="of:=SUMIF([.A$1:.A$1048576];[.F4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tr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workdumboheights</text:p>
          </table:table-cell>
          <table:table-cell table:formula="of:=SUMIF([.A$1:.A$1048576];[.F4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Work</text:p>
          </table:table-cell>
          <table:table-cell table:formula="of:=SUMIF([.A$1:.A$1048576];[.F4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pr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tartup</text:p>
          </table:table-cell>
          <table:table-cell table:formula="of:=SUMIF([.A$1:.A$1048576];[.F4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ing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workingspace</text:p>
          </table:table-cell>
          <table:table-cell table:formula="of:=SUMIF([.A$1:.A$1048576];[.F4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ericho</text:p>
          </table:table-cell>
          <table:table-cell table:formula="of:=SUMIF([.A$1:.A$1048576];[.F4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janlarsenart</text:p>
          </table:table-cell>
          <table:table-cell table:formula="of:=SUMIF([.A$1:.A$1048576];[.F4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ldmus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egohaslanded</text:p>
          </table:table-cell>
          <table:table-cell table:formula="of:=SUMIF([.A$1:.A$1048576];[.F4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itari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ArtofJustice</text:p>
          </table:table-cell>
          <table:table-cell table:formula="of:=SUMIF([.A$1:.A$1048576];[.F4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ad49erFans</text:p>
          </table:table-cell>
          <table:table-cell table:formula="of:=SUMIF([.A$1:.A$1048576];[.F4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om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rojectMgmt</text:p>
          </table:table-cell>
          <table:table-cell table:formula="of:=SUMIF([.A$1:.A$1048576];[.F4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sw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rist</text:p>
          </table:table-cell>
          <table:table-cell table:formula="of:=SUMIF([.A$1:.A$1048576];[.F4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ettheadventurebegin</text:p>
          </table:table-cell>
          <table:table-cell table:formula="of:=SUMIF([.A$1:.A$1048576];[.F4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cktailsAndClassics</text:p>
          </table:table-cell>
          <table:table-cell table:formula="of:=SUMIF([.A$1:.A$1048576];[.F4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CreativeGroup</text:p>
          </table:table-cell>
          <table:table-cell table:formula="of:=SUMIF([.A$1:.A$1048576];[.F5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irthday</text:p>
          </table:table-cell>
          <table:table-cell table:formula="of:=SUMIF([.A$1:.A$1048576];[.F5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irtyone</text:p>
          </table:table-cell>
          <table:table-cell table:formula="of:=SUMIF([.A$1:.A$1048576];[.F5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ungwooMagic</text:p>
          </table:table-cell>
          <table:table-cell table:formula="of:=SUMIF([.A$1:.A$1048576];[.F5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sinki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cm</text:p>
          </table:table-cell>
          <table:table-cell table:formula="of:=SUMIF([.A$1:.A$1048576];[.F5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sinkihu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ynagetmefat</text:p>
          </table:table-cell>
          <table:table-cell table:formula="of:=SUMIF([.A$1:.A$1048576];[.F5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stco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awdeal</text:p>
          </table:table-cell>
          <table:table-cell table:formula="of:=SUMIF([.A$1:.A$1048576];[.F5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ngbeau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OD</text:p>
          </table:table-cell>
          <table:table-cell table:formula="of:=SUMIF([.A$1:.A$1048576];[.F5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ckYou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razybeautiful</text:p>
          </table:table-cell>
          <table:table-cell table:formula="of:=SUMIF([.A$1:.A$1048576];[.F5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venue</text:p>
          </table:table-cell>
          <table:table-cell table:formula="of:=SUMIF([.A$1:.A$1048576];[.F5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ffice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mberrose</text:p>
          </table:table-cell>
          <table:table-cell table:formula="of:=SUMIF([.A$1:.A$1048576];[.F5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ncemademedo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aris</text:p>
          </table:table-cell>
          <table:table-cell table:formula="of:=SUMIF([.A$1:.A$1048576];[.F5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dayf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ntent</text:p>
          </table:table-cell>
          <table:table-cell table:formula="of:=SUMIF([.A$1:.A$1048576];[.F5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my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ldschoolfunk</text:p>
          </table:table-cell>
          <table:table-cell table:formula="of:=SUMIF([.A$1:.A$1048576];[.F5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lor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ollow</text:p>
          </table:table-cell>
          <table:table-cell table:formula="of:=SUMIF([.A$1:.A$1048576];[.F5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ven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QVC</text:p>
          </table:table-cell>
          <table:table-cell table:formula="of:=SUMIF([.A$1:.A$1048576];[.F5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sor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ofilter</text:p>
          </table:table-cell>
          <table:table-cell table:formula="of:=SUMIF([.A$1:.A$1048576];[.F5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WBVS</text:p>
          </table:table-cell>
          <table:table-cell table:formula="of:=SUMIF([.A$1:.A$1048576];[.F5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atinaLifestyleBlogger</text:p>
          </table:table-cell>
          <table:table-cell table:formula="of:=SUMIF([.A$1:.A$1048576];[.F5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atesttrav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ommercestreet</text:p>
          </table:table-cell>
          <table:table-cell table:formula="of:=SUMIF([.A$1:.A$1048576];[.F5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nderl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stvillage</text:p>
          </table:table-cell>
          <table:table-cell table:formula="of:=SUMIF([.A$1:.A$1048576];[.F5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fallishere</text:p>
          </table:table-cell>
          <table:table-cell table:formula="of:=SUMIF([.A$1:.A$1048576];[.F5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GM</text:p>
          </table:table-cell>
          <table:table-cell table:formula="of:=SUMIF([.A$1:.A$1048576];[.F5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QueensEverydayAllDay</text:p>
          </table:table-cell>
          <table:table-cell table:formula="of:=SUMIF([.A$1:.A$1048576];[.F5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wer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afternoonsnack</text:p>
          </table:table-cell>
          <table:table-cell table:formula="of:=SUMIF([.A$1:.A$1048576];[.F5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litysand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deananddeluca</text:p>
          </table:table-cell>
          <table:table-cell table:formula="of:=SUMIF([.A$1:.A$1048576];[.F5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workdumboh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yummy</text:p>
          </table:table-cell>
          <table:table-cell table:formula="of:=SUMIF([.A$1:.A$1048576];[.F5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lives</text:p>
          </table:table-cell>
          <table:table-cell table:formula="of:=SUMIF([.A$1:.A$1048576];[.F5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alkhard</text:p>
          </table:table-cell>
          <table:table-cell table:formula="of:=SUMIF([.A$1:.A$1048576];[.F5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hitney</text:p>
          </table:table-cell>
          <table:table-cell table:formula="of:=SUMIF([.A$1:.A$1048576];[.F5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working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eatpacking</text:p>
          </table:table-cell>
          <table:table-cell table:formula="of:=SUMIF([.A$1:.A$1048576];[.F5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ri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uxurytravel</text:p>
          </table:table-cell>
          <table:table-cell table:formula="of:=SUMIF([.A$1:.A$1048576];[.F5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perfection</text:p>
          </table:table-cell>
          <table:table-cell table:formula="of:=SUMIF([.A$1:.A$1048576];[.F5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larsen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cruiting</text:p>
          </table:table-cell>
          <table:table-cell table:formula="of:=SUMIF([.A$1:.A$1048576];[.F5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egohaslan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elville</text:p>
          </table:table-cell>
          <table:table-cell table:formula="of:=SUMIF([.A$1:.A$1048576];[.F5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Artof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xAdHalloweenContest</text:p>
          </table:table-cell>
          <table:table-cell table:formula="of:=SUMIF([.A$1:.A$1048576];[.F5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d49erF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ducation</text:p>
          </table:table-cell>
          <table:table-cell table:formula="of:=SUMIF([.A$1:.A$1048576];[.F5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je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VirtualNYCity</text:p>
          </table:table-cell>
          <table:table-cell table:formula="of:=SUMIF([.A$1:.A$1048576];[.F5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UPPAUGE</text:p>
          </table:table-cell>
          <table:table-cell table:formula="of:=SUMIF([.A$1:.A$1048576];[.F5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ttheadventurebe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iveLongAndProsper</text:p>
          </table:table-cell>
          <table:table-cell table:formula="of:=SUMIF([.A$1:.A$1048576];[.F5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cktailsAndClass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halloweencostume</text:p>
          </table:table-cell>
          <table:table-cell table:formula="of:=SUMIF([.A$1:.A$1048576];[.F5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Creative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atesmediaballs</text:p>
          </table:table-cell>
          <table:table-cell table:formula="of:=SUMIF([.A$1:.A$1048576];[.F5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heGhostShip</text:p>
          </table:table-cell>
          <table:table-cell table:formula="of:=SUMIF([.A$1:.A$1048576];[.F5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t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fficialClockHuggerz</text:p>
          </table:table-cell>
          <table:table-cell table:formula="of:=SUMIF([.A$1:.A$1048576];[.F5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gwoo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OCHRadio</text:p>
          </table:table-cell>
          <table:table-cell table:formula="of:=SUMIF([.A$1:.A$1048576];[.F5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iteLineRadio</text:p>
          </table:table-cell>
          <table:table-cell table:formula="of:=SUMIF([.A$1:.A$1048576];[.F5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ynagetme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ronxdirtyDAdeal</text:p>
          </table:table-cell>
          <table:table-cell table:formula="of:=SUMIF([.A$1:.A$1048576];[.F5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wd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ngBranch</text:p>
          </table:table-cell>
          <table:table-cell table:formula="of:=SUMIF([.A$1:.A$1048576];[.F5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lackLivesMatter</text:p>
          </table:table-cell>
          <table:table-cell table:formula="of:=SUMIF([.A$1:.A$1048576];[.F5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zy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ojoke</text:p>
          </table:table-cell>
          <table:table-cell table:formula="of:=SUMIF([.A$1:.A$1048576];[.F5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Bayshore</text:p>
          </table:table-cell>
          <table:table-cell table:formula="of:=SUMIF([.A$1:.A$1048576];[.F5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ber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soccer</text:p>
          </table:table-cell>
          <table:table-cell table:formula="of:=SUMIF([.A$1:.A$1048576];[.F5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LOL</text:p>
          </table:table-cell>
          <table:table-cell table:formula="of:=SUMIF([.A$1:.A$1048576];[.F5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creativemornings</text:p>
          </table:table-cell>
          <table:table-cell table:formula="of:=SUMIF([.A$1:.A$1048576];[.F5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dschoolfu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arijuana</text:p>
          </table:table-cell>
          <table:table-cell table:formula="of:=SUMIF([.A$1:.A$1048576];[.F5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weed</text:p>
          </table:table-cell>
          <table:table-cell table:formula="of:=SUMIF([.A$1:.A$1048576];[.F5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ollingpapers</text:p>
          </table:table-cell>
          <table:table-cell table:formula="of:=SUMIF([.A$1:.A$1048576];[.F5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RED200K</text:p>
          </table:table-cell>
          <table:table-cell table:formula="of:=SUMIF([.A$1:.A$1048576];[.F5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ransportation</text:p>
          </table:table-cell>
          <table:table-cell table:formula="of:=SUMIF([.A$1:.A$1048576];[.F5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W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EastWindsor</text:p>
          </table:table-cell>
          <table:table-cell table:formula="of:=SUMIF([.A$1:.A$1048576];[.F5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inaLifestyleBlo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tcsnycmarathon</text:p>
          </table:table-cell>
          <table:table-cell table:formula="of:=SUMIF([.A$1:.A$1048576];[.F5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erce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mcny</text:p>
          </table:table-cell>
          <table:table-cell table:formula="of:=SUMIF([.A$1:.A$1048576];[.F5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OvsNYG</text:p>
          </table:table-cell>
          <table:table-cell table:formula="of:=SUMIF([.A$1:.A$1048576];[.F5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is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NYG</text:p>
          </table:table-cell>
          <table:table-cell table:formula="of:=SUMIF([.A$1:.A$1048576];[.F5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ensEverydayAll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noonsn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nanddelu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m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lk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it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tpac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xury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f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l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dHalloweenCon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rtualNY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UPPA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veLongAndPros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lloweencost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tesmediab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Ghost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ficialClockHugg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CH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teLine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onxdirtyDAd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ngBra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j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y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c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eativemorn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iju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llingpap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2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astWind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snyc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vsN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2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F2:Sheet1.G56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6:21:08.8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5:21:12.582000000</meta:creation-date>
    <dc:date>2015-12-01T16:21:19.872000000</dc:date>
    <meta:editing-duration>PT8M50S</meta:editing-duration>
    <meta:editing-cycles>5</meta:editing-cycles>
    <meta:generator>LibreOffice/5.0.3.2$Windows_x86 LibreOffice_project/e5f16313668ac592c1bfb310f4390624e3dbfb75</meta:generator>
    <meta:document-statistic meta:table-count="1" meta:cell-count="3663" meta:object-count="0"/>
  </office:meta>
</office:document-meta>
</file>